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71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2.679cm"/>
    </style:style>
    <style:style style:name="co4" style:family="table-column">
      <style:table-column-properties fo:break-before="auto" style:column-width="2.866cm"/>
    </style:style>
    <style:style style:name="co5" style:family="table-column">
      <style:table-column-properties fo:break-before="auto" style:column-width="3.704cm"/>
    </style:style>
    <style:style style:name="co6" style:family="table-column">
      <style:table-column-properties fo:break-before="auto" style:column-width="2.519cm"/>
    </style:style>
    <style:style style:name="co7" style:family="table-column">
      <style:table-column-properties fo:break-before="auto" style:column-width="2.648cm"/>
    </style:style>
    <style:style style:name="co8" style:family="table-column">
      <style:table-column-properties fo:break-before="auto" style:column-width="2.293cm"/>
    </style:style>
    <style:style style:name="co9" style:family="table-column">
      <style:table-column-properties fo:break-before="auto" style:column-width="3.034cm"/>
    </style:style>
    <style:style style:name="co10" style:family="table-column">
      <style:table-column-properties fo:break-before="auto" style:column-width="4.516cm"/>
    </style:style>
    <style:style style:name="co11" style:family="table-column">
      <style:table-column-properties fo:break-before="auto" style:column-width="2.39cm"/>
    </style:style>
    <style:style style:name="co12" style:family="table-column">
      <style:table-column-properties fo:break-before="auto" style:column-width="2.131cm"/>
    </style:style>
    <style:style style:name="co13" style:family="table-column">
      <style:table-column-properties fo:break-before="auto" style:column-width="0.52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5.0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1" style:family="table-cell" style:parent-style-name="Default" style:data-style-name="N81"/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W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uthor_set</text:p>
          </table:table-cell>
          <table:table-cell office:value-type="string" calcext:value-type="string">
            <text:p>wrote_Germa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Headline</text:p>
          </table:table-cell>
          <table:table-cell office:value-type="string" calcext:value-type="string">
            <text:p>Political</text:p>
          </table:table-cell>
          <table:table-cell office:value-type="string" calcext:value-type="string">
            <text:p>Socialist</text:p>
          </table:table-cell>
          <table:table-cell office:value-type="string" calcext:value-type="string">
            <text:p>wrote_English</text:p>
          </table:table-cell>
          <table:table-cell office:value-type="string" calcext:value-type="string">
            <text:p>wrote_French</text:p>
          </table:table-cell>
          <table:table-cell office:value-type="string" calcext:value-type="string">
            <text:p>wrote_Spanish</text:p>
          </table:table-cell>
          <table:table-cell office:value-type="string" calcext:value-type="string">
            <text:p>wrote_Italian</text:p>
          </table:table-cell>
          <table:table-cell office:value-type="string" calcext:value-type="string">
            <text:p>YearofPublication</text:p>
          </table:table-cell>
          <table:table-cell office:value-type="string" calcext:value-type="string">
            <text:p>YearofTranslationtoEnglish</text:p>
          </table:table-cell>
          <table:table-cell office:value-type="string" calcext:value-type="string">
            <text:p>wrote_Greek</text:p>
          </table:table-cell>
          <table:table-cell office:value-type="string" calcext:value-type="string">
            <text:p>wrote_Lat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raham Lincol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61" calcext:value-type="float">
            <text:p>18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 Smit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76" calcext:value-type="float">
            <text:p>17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schylu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56" calcext:value-type="float">
            <text:p>-456</text:p>
          </table:table-cell>
          <table:table-cell office:value-type="float" office:value="1663" calcext:value-type="float">
            <text:p>16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so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46" calcext:value-type="float">
            <text:p>-546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 Hamil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ina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65" calcext:value-type="float">
            <text:p>1265</text:p>
          </table:table-cell>
          <table:table-cell office:value-type="float" office:value="1911" calcext:value-type="float">
            <text:p>19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86" calcext:value-type="float">
            <text:p>-386</text:p>
          </table:table-cell>
          <table:table-cell office:value-type="float" office:value="1655" calcext:value-type="float">
            <text:p>16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stot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22" calcext:value-type="float">
            <text:p>-322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beron Herbe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e Com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4" calcext:value-type="float">
            <text:p>1844</text:p>
          </table:table-cell>
          <table:table-cell office:value-type="float" office:value="1865" calcext:value-type="float">
            <text:p>18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in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1871" calcext:value-type="float">
            <text:p>18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un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2" calcext:value-type="float">
            <text:p>1882</text:p>
          </table:table-cell>
          <table:table-cell office:value-type="float" office:value="1883" calcext:value-type="float">
            <text:p>1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ti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0" calcext:value-type="float">
            <text:p>1850</text:p>
          </table:table-cell>
          <table:table-cell office:value-type="float" office:value="1867" calcext:value-type="float">
            <text:p>18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 Constan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6" calcext:value-type="float">
            <text:p>1816</text:p>
          </table:table-cell>
          <table:table-cell office:value-type="float" office:value="1819" calcext:value-type="float">
            <text:p>18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 Frankl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3" calcext:value-type="float">
            <text:p>17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th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80" calcext:value-type="float">
            <text:p>17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nqu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6" calcext:value-type="float">
            <text:p>1866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vant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05" calcext:value-type="float">
            <text:p>1605</text:p>
          </table:table-cell>
          <table:table-cell office:value-type="float" office:value="1620" calcext:value-type="float">
            <text:p>16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9" calcext:value-type="float">
            <text:p>18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Fouri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8" calcext:value-type="float">
            <text:p>1808</text:p>
          </table:table-cell>
          <table:table-cell office:value-type="float" office:value="1901" calcext:value-type="float">
            <text:p>19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cer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office:value-type="float" office:value="1854" calcext:value-type="float">
            <text:p>18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te Alighier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20" calcext:value-type="float">
            <text:p>1320</text:p>
          </table:table-cell>
          <table:table-cell office:value-type="float" office:value="1785" calcext:value-type="float">
            <text:p>17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Ricar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17" calcext:value-type="float">
            <text:p>18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 Goug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1" calcext:value-type="float">
            <text:p>1791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stoyevsk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66" calcext:value-type="float">
            <text:p>1866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d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77" calcext:value-type="float">
            <text:p>16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khei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und Bur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0" calcext:value-type="float">
            <text:p>17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ard Bellam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88" calcext:value-type="float">
            <text:p>18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ctetu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ipid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06" calcext:value-type="float">
            <text:p>-406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dinand Lassalle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63" calcext:value-type="float">
            <text:p>1863</text:p>
          </table:table-cell>
          <table:table-cell office:value-type="float" office:value="1884" calcext:value-type="float">
            <text:p>1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h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94" calcext:value-type="float">
            <text:p>1794</text:p>
          </table:table-cell>
          <table:table-cell office:value-type="float" office:value="1868" calcext:value-type="float">
            <text:p>18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97" calcext:value-type="float">
            <text:p>15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derick Douglas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5" calcext:value-type="float">
            <text:p>18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Lis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41" calcext:value-type="float">
            <text:p>1841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Schill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eth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08" calcext:value-type="float">
            <text:p>1808</text:p>
          </table:table-cell>
          <table:table-cell office:value-type="float" office:value="1821" calcext:value-type="float">
            <text:p>18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s Christian Anders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 Geor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79" calcext:value-type="float">
            <text:p>18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bert Spenc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1" calcext:value-type="float">
            <text:p>18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bb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51" calcext:value-type="float">
            <text:p>16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63" calcext:value-type="float">
            <text:p>17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anuel Kan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85" calcext:value-type="float">
            <text:p>1785</text:p>
          </table:table-cell>
          <table:table-cell office:value-type="float" office:value="1895" calcext:value-type="float">
            <text:p>18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aak Walt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53" calcext:value-type="float">
            <text:p>16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Fitzjames Steph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62" calcext:value-type="float">
            <text:p>18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Madi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Buny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78" calcext:value-type="float">
            <text:p>16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C Calhou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1" calcext:value-type="float">
            <text:p>18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Calv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 office:value-type="float" office:value="1559" calcext:value-type="float">
            <text:p>15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Loc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89" calcext:value-type="float">
            <text:p>16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44" calcext:value-type="float">
            <text:p>16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Rusk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60" calcext:value-type="float">
            <text:p>18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Woolm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74" calcext:value-type="float">
            <text:p>17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 Swif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29" calcext:value-type="float">
            <text:p>17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mpi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18" calcext:value-type="float">
            <text:p>1418</text:p>
          </table:table-cell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opotk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d Ac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77" calcext:value-type="float">
            <text:p>18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d Byr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19" calcext:value-type="float">
            <text:p>18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dwig Feuerbach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41" calcext:value-type="float">
            <text:p>1841</text:p>
          </table:table-cell>
          <table:table-cell office:value-type="float" office:value="1854" calcext:value-type="float">
            <text:p>1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hiavell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32" calcext:value-type="float">
            <text:p>1532</text:p>
          </table:table-cell>
          <table:table-cell office:value-type="float" office:value="1640" calcext:value-type="float">
            <text:p>16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th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8" calcext:value-type="float">
            <text:p>17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us Aureliu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634" calcext:value-type="float">
            <text:p>16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low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89" calcext:value-type="float">
            <text:p>15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 Luth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17" calcext:value-type="float">
            <text:p>1517</text:p>
          </table:table-cell>
          <table:table-cell office:value-type="float" office:value="1830" calcext:value-type="float">
            <text:p>18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esquie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8" calcext:value-type="float">
            <text:p>1748</text:p>
          </table:table-cell>
          <table:table-cell office:value-type="float" office:value="1750" calcext:value-type="float">
            <text:p>17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etzsch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83" calcext:value-type="float">
            <text:p>1883</text:p>
          </table:table-cell>
          <table:table-cell office:value-type="float" office:value="1896" calcext:value-type="float">
            <text:p>18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iver Goldsmit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73" calcext:value-type="float">
            <text:p>17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car Wild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91" calcext:value-type="float">
            <text:p>18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y Bysshe Shelle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19" calcext:value-type="float">
            <text:p>18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0" calcext:value-type="float">
            <text:p>-400</text:p>
          </table:table-cell>
          <table:table-cell office:value-type="float" office:value="1763" calcext:value-type="float">
            <text:p>17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ny the Young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13" calcext:value-type="float">
            <text:p>-113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tar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0" calcext:value-type="float">
            <text:p>-120</text:p>
          </table:table-cell>
          <table:table-cell office:value-type="float" office:value="1579" calcext:value-type="float">
            <text:p>15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udh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0" calcext:value-type="float">
            <text:p>184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ph Waldo Emers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1" calcext:value-type="float">
            <text:p>18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 Cobd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35" calcext:value-type="float">
            <text:p>18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Browni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3" calcext:value-type="float">
            <text:p>18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Burn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3" calcext:value-type="float">
            <text:p>17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Ow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13" calcext:value-type="float">
            <text:p>18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bertus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50" calcext:value-type="float">
            <text:p>1850</text:p>
          </table:table-cell>
          <table:table-cell office:value-type="float" office:value="1898" calcext:value-type="float">
            <text:p>1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2" calcext:value-type="float">
            <text:p>1762</text:p>
          </table:table-cell>
          <table:table-cell office:value-type="float" office:value="1913" calcext:value-type="float">
            <text:p>19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mond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5" calcext:value-type="float">
            <text:p>1815</text:p>
          </table:table-cell>
          <table:table-cell office:value-type="float" office:value="1847" calcext:value-type="float">
            <text:p>18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phocl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05" calcext:value-type="float">
            <text:p>-405</text:p>
          </table:table-cell>
          <table:table-cell office:value-type="float" office:value="1649" calcext:value-type="float">
            <text:p>16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no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77" calcext:value-type="float">
            <text:p>1677</text:p>
          </table:table-cell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Brown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43" calcext:value-type="float">
            <text:p>16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Carly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37" calcext:value-type="float">
            <text:p>18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Jeffer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76" calcext:value-type="float">
            <text:p>17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ea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4" calcext:value-type="float">
            <text:p>1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cydid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0" calcext:value-type="float">
            <text:p>-400</text:p>
          </table:table-cell>
          <table:table-cell office:value-type="float" office:value="1628" calcext:value-type="float">
            <text:p>16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cquevil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35" calcext:value-type="float">
            <text:p>18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1697" calcext:value-type="float">
            <text:p>16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1" calcext:value-type="float">
            <text:p>1731</text:p>
          </table:table-cell>
          <table:table-cell office:value-type="float" office:value="1950" calcext:value-type="float">
            <text:p>19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Godw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3" calcext:value-type="float">
            <text:p>17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Graham Sum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83" calcext:value-type="float">
            <text:p>1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Pen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82" calcext:value-type="float">
            <text:p>16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llstonecraf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2" calcext:value-type="float">
            <text:p>17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table table:name="WP_Germa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uthor_set</text:p>
          </table:table-cell>
          <table:table-cell office:value-type="string" calcext:value-type="string">
            <text:p>wrote_Germa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Headline</text:p>
          </table:table-cell>
          <table:table-cell office:value-type="string" calcext:value-type="string">
            <text:p>Political</text:p>
          </table:table-cell>
          <table:table-cell office:value-type="string" calcext:value-type="string">
            <text:p>Socialist</text:p>
          </table:table-cell>
          <table:table-cell office:value-type="string" calcext:value-type="string">
            <text:p>wrote_English</text:p>
          </table:table-cell>
          <table:table-cell office:value-type="string" calcext:value-type="string">
            <text:p>wrote_French</text:p>
          </table:table-cell>
          <table:table-cell office:value-type="string" calcext:value-type="string">
            <text:p>wrote_Spanish</text:p>
          </table:table-cell>
          <table:table-cell office:value-type="string" calcext:value-type="string">
            <text:p>wrote_Italian</text:p>
          </table:table-cell>
          <table:table-cell office:value-type="string" calcext:value-type="string">
            <text:p>YearofPublication</text:p>
          </table:table-cell>
          <table:table-cell office:value-type="string" calcext:value-type="string">
            <text:p>YearofTranslationtoEnglish</text:p>
          </table:table-cell>
          <table:table-cell office:value-type="string" calcext:value-type="string">
            <text:p>wrote_Greek</text:p>
          </table:table-cell>
          <table:table-cell office:value-type="string" calcext:value-type="string">
            <text:p>wrote_Lat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raham Lincol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61" calcext:value-type="float">
            <text:p>18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 Smit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76" calcext:value-type="float">
            <text:p>17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schylu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56" calcext:value-type="float">
            <text:p>-456</text:p>
          </table:table-cell>
          <table:table-cell office:value-type="float" office:value="1663" calcext:value-type="float">
            <text:p>16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so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46" calcext:value-type="float">
            <text:p>-546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 Hamil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ina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65" calcext:value-type="float">
            <text:p>1265</text:p>
          </table:table-cell>
          <table:table-cell office:value-type="float" office:value="1911" calcext:value-type="float">
            <text:p>19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86" calcext:value-type="float">
            <text:p>-386</text:p>
          </table:table-cell>
          <table:table-cell office:value-type="float" office:value="1655" calcext:value-type="float">
            <text:p>16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stot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22" calcext:value-type="float">
            <text:p>-322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beron Herbe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 Bebe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83" calcext:value-type="float">
            <text:p>1883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e Com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4" calcext:value-type="float">
            <text:p>1844</text:p>
          </table:table-cell>
          <table:table-cell office:value-type="float" office:value="1865" calcext:value-type="float">
            <text:p>18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in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1871" calcext:value-type="float">
            <text:p>18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un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2" calcext:value-type="float">
            <text:p>1882</text:p>
          </table:table-cell>
          <table:table-cell office:value-type="float" office:value="1883" calcext:value-type="float">
            <text:p>1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thold Georg Niebuh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1" calcext:value-type="float">
            <text:p>1811</text:p>
          </table:table-cell>
          <table:table-cell office:value-type="float" office:value="1827" calcext:value-type="float">
            <text:p>18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ti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0" calcext:value-type="float">
            <text:p>1850</text:p>
          </table:table-cell>
          <table:table-cell office:value-type="float" office:value="1867" calcext:value-type="float">
            <text:p>18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 Constan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6" calcext:value-type="float">
            <text:p>1816</text:p>
          </table:table-cell>
          <table:table-cell office:value-type="float" office:value="1819" calcext:value-type="float">
            <text:p>18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 Frankl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3" calcext:value-type="float">
            <text:p>17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th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80" calcext:value-type="float">
            <text:p>17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nqu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6" calcext:value-type="float">
            <text:p>1866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 Stump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1" calcext:value-type="float">
            <text:p>191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vant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05" calcext:value-type="float">
            <text:p>1605</text:p>
          </table:table-cell>
          <table:table-cell office:value-type="float" office:value="1620" calcext:value-type="float">
            <text:p>16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9" calcext:value-type="float">
            <text:p>18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Fouri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8" calcext:value-type="float">
            <text:p>1808</text:p>
          </table:table-cell>
          <table:table-cell office:value-type="float" office:value="1901" calcext:value-type="float">
            <text:p>19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cer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office:value-type="float" office:value="1854" calcext:value-type="float">
            <text:p>18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usewitz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office:value-type="float" office:value="1873" calcext:value-type="float">
            <text:p>18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te Alighier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20" calcext:value-type="float">
            <text:p>1320</text:p>
          </table:table-cell>
          <table:table-cell office:value-type="float" office:value="1785" calcext:value-type="float">
            <text:p>17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Ricar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17" calcext:value-type="float">
            <text:p>18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 Goug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1" calcext:value-type="float">
            <text:p>1791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the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83" calcext:value-type="float">
            <text:p>1883</text:p>
          </table:table-cell>
          <table:table-cell office:value-type="float" office:value="1989" calcext:value-type="float">
            <text:p>19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stoyevsk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66" calcext:value-type="float">
            <text:p>1866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d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77" calcext:value-type="float">
            <text:p>16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khei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 T A Hoffma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5" calcext:value-type="float">
            <text:p>1815</text:p>
          </table:table-cell>
          <table:table-cell office:value-type="float" office:value="1824" calcext:value-type="float">
            <text:p>18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binghau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85" calcext:value-type="float">
            <text:p>1885</text:p>
          </table:table-cell>
          <table:table-cell office:value-type="float" office:value="1913" calcext:value-type="float">
            <text:p>19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und Bur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0" calcext:value-type="float">
            <text:p>17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ard Bernste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99" calcext:value-type="float">
            <text:p>1899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ard von Hartma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69" calcext:value-type="float">
            <text:p>1869</text:p>
          </table:table-cell>
          <table:table-cell office:value-type="float" office:value="1884" calcext:value-type="float">
            <text:p>1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ard Zell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44" calcext:value-type="float">
            <text:p>1844</text:p>
          </table:table-cell>
          <table:table-cell office:value-type="float" office:value="1886" calcext:value-type="float">
            <text:p>18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ard Bellam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88" calcext:value-type="float">
            <text:p>18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ctetu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ipid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06" calcext:value-type="float">
            <text:p>-406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dinand Lassalle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63" calcext:value-type="float">
            <text:p>1863</text:p>
          </table:table-cell>
          <table:table-cell office:value-type="float" office:value="1884" calcext:value-type="float">
            <text:p>1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dinand Tönni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87" calcext:value-type="float">
            <text:p>1887</text:p>
          </table:table-cell>
          <table:table-cell office:value-type="float" office:value="1940" calcext:value-type="float">
            <text:p>19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h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94" calcext:value-type="float">
            <text:p>1794</text:p>
          </table:table-cell>
          <table:table-cell office:value-type="float" office:value="1868" calcext:value-type="float">
            <text:p>18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97" calcext:value-type="float">
            <text:p>15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z Brenta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74" calcext:value-type="float">
            <text:p>1874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derick Douglas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5" calcext:value-type="float">
            <text:p>18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g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79" calcext:value-type="float">
            <text:p>1879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Carl von Savign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03" calcext:value-type="float">
            <text:p>1803</text:p>
          </table:table-cell>
          <table:table-cell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Heinrich Jacob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81" calcext:value-type="float">
            <text:p>1781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Lis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41" calcext:value-type="float">
            <text:p>1841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Schill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eth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08" calcext:value-type="float">
            <text:p>1808</text:p>
          </table:table-cell>
          <table:table-cell office:value-type="float" office:value="1821" calcext:value-type="float">
            <text:p>18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mmelshaus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68" calcext:value-type="float">
            <text:p>1668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 Freyta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55" calcext:value-type="float">
            <text:p>1855</text:p>
          </table:table-cell>
          <table:table-cell office:value-type="float" office:value="1857" calcext:value-type="float">
            <text:p>18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a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59" calcext:value-type="float">
            <text:p>1759</text:p>
          </table:table-cell>
          <table:table-cell office:value-type="float" office:value="1967" calcext:value-type="float">
            <text:p>19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s Christian Anders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 Geor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79" calcext:value-type="float">
            <text:p>18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bar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3" calcext:value-type="float">
            <text:p>1813</text:p>
          </table:table-cell>
          <table:table-cell office:value-type="float" office:value="1891" calcext:value-type="float">
            <text:p>18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bert Spenc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1" calcext:value-type="float">
            <text:p>18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ann Coh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9" calcext:value-type="float">
            <text:p>1919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ann Lotz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56" calcext:value-type="float">
            <text:p>1856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bb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51" calcext:value-type="float">
            <text:p>16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ölderl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97" calcext:value-type="float">
            <text:p>1797</text:p>
          </table:table-cell>
          <table:table-cell office:value-type="float" office:value="1965" calcext:value-type="float">
            <text:p>19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63" calcext:value-type="float">
            <text:p>17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anuel Kan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85" calcext:value-type="float">
            <text:p>1785</text:p>
          </table:table-cell>
          <table:table-cell office:value-type="float" office:value="1895" calcext:value-type="float">
            <text:p>18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aak Walt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53" calcext:value-type="float">
            <text:p>16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Fitzjames Steph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62" calcext:value-type="float">
            <text:p>18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Madi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Buny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78" calcext:value-type="float">
            <text:p>16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C Calhou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1" calcext:value-type="float">
            <text:p>18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Calv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 office:value-type="float" office:value="1559" calcext:value-type="float">
            <text:p>15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Loc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89" calcext:value-type="float">
            <text:p>16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44" calcext:value-type="float">
            <text:p>16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Rusk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60" calcext:value-type="float">
            <text:p>18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Woolm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74" calcext:value-type="float">
            <text:p>17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 Swif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29" calcext:value-type="float">
            <text:p>17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fk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5" calcext:value-type="float">
            <text:p>1915</text:p>
          </table:table-cell>
          <table:table-cell office:value-type="float" office:value="1937" calcext:value-type="float">
            <text:p>19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mpi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18" calcext:value-type="float">
            <text:p>1418</text:p>
          </table:table-cell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opotk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ülp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895" calcext:value-type="float">
            <text:p>18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d Ac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77" calcext:value-type="float">
            <text:p>18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d Byr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19" calcext:value-type="float">
            <text:p>18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dwig Büch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55" calcext:value-type="float">
            <text:p>1855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dwig Feuerbach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41" calcext:value-type="float">
            <text:p>1841</text:p>
          </table:table-cell>
          <table:table-cell office:value-type="float" office:value="1854" calcext:value-type="float">
            <text:p>1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jo Brenta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71" calcext:value-type="float">
            <text:p>1871</text:p>
          </table:table-cell>
          <table:table-cell office:value-type="float" office:value="1870" calcext:value-type="float">
            <text:p>18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hiavell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32" calcext:value-type="float">
            <text:p>1532</text:p>
          </table:table-cell>
          <table:table-cell office:value-type="float" office:value="1640" calcext:value-type="float">
            <text:p>16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th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8" calcext:value-type="float">
            <text:p>17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us Aureliu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634" calcext:value-type="float">
            <text:p>16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low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89" calcext:value-type="float">
            <text:p>15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 Luth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17" calcext:value-type="float">
            <text:p>1517</text:p>
          </table:table-cell>
          <table:table-cell office:value-type="float" office:value="1830" calcext:value-type="float">
            <text:p>18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Stir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45" calcext:value-type="float">
            <text:p>1845</text:p>
          </table:table-cell>
          <table:table-cell office:value-type="float" office:value="1907" calcext:value-type="float">
            <text:p>19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esquie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8" calcext:value-type="float">
            <text:p>1748</text:p>
          </table:table-cell>
          <table:table-cell office:value-type="float" office:value="1750" calcext:value-type="float">
            <text:p>17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es Hes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42" calcext:value-type="float">
            <text:p>1842</text:p>
          </table:table-cell>
          <table:table-cell office:value-type="float" office:value="1846" calcext:value-type="float">
            <text:p>18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etzsch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83" calcext:value-type="float">
            <text:p>1883</text:p>
          </table:table-cell>
          <table:table-cell office:value-type="float" office:value="1896" calcext:value-type="float">
            <text:p>18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iver Goldsmit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73" calcext:value-type="float">
            <text:p>17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car Wild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91" calcext:value-type="float">
            <text:p>18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to Pfleider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81" calcext:value-type="float">
            <text:p>1881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y Bysshe Shelle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19" calcext:value-type="float">
            <text:p>18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0" calcext:value-type="float">
            <text:p>-400</text:p>
          </table:table-cell>
          <table:table-cell office:value-type="float" office:value="1763" calcext:value-type="float">
            <text:p>17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ny the Young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13" calcext:value-type="float">
            <text:p>-113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tar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0" calcext:value-type="float">
            <text:p>-120</text:p>
          </table:table-cell>
          <table:table-cell office:value-type="float" office:value="1579" calcext:value-type="float">
            <text:p>15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udh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0" calcext:value-type="float">
            <text:p>184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ph Waldo Emers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1" calcext:value-type="float">
            <text:p>18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office:value-type="float" office:value="1840" calcext:value-type="float">
            <text:p>18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 Cobd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35" calcext:value-type="float">
            <text:p>18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l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0" calcext:value-type="float">
            <text:p>1910</text:p>
          </table:table-cell>
          <table:table-cell office:value-type="float" office:value="1930" calcext:value-type="float">
            <text:p>19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Browni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3" calcext:value-type="float">
            <text:p>18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Burn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3" calcext:value-type="float">
            <text:p>17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Ow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13" calcext:value-type="float">
            <text:p>18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bertus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50" calcext:value-type="float">
            <text:p>1850</text:p>
          </table:table-cell>
          <table:table-cell office:value-type="float" office:value="1898" calcext:value-type="float">
            <text:p>1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2" calcext:value-type="float">
            <text:p>1762</text:p>
          </table:table-cell>
          <table:table-cell office:value-type="float" office:value="1913" calcext:value-type="float">
            <text:p>19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äff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74" calcext:value-type="float">
            <text:p>1874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l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3" calcext:value-type="float">
            <text:p>1913</text:p>
          </table:table-cell>
          <table:table-cell office:value-type="float" office:value="1954" calcext:value-type="float">
            <text:p>19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leiermac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office:value-type="float" office:value="1850" calcext:value-type="float">
            <text:p>18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moll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84" calcext:value-type="float">
            <text:p>1884</text:p>
          </table:table-cell>
          <table:table-cell office:value-type="float" office:value="1897" calcext:value-type="float">
            <text:p>18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penhau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office:value-type="float" office:value="1883" calcext:value-type="float">
            <text:p>1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me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mond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5" calcext:value-type="float">
            <text:p>1815</text:p>
          </table:table-cell>
          <table:table-cell office:value-type="float" office:value="1847" calcext:value-type="float">
            <text:p>18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bar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phocl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05" calcext:value-type="float">
            <text:p>-405</text:p>
          </table:table-cell>
          <table:table-cell office:value-type="float" office:value="1649" calcext:value-type="float">
            <text:p>16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no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77" calcext:value-type="float">
            <text:p>1677</text:p>
          </table:table-cell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odor Fonta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94" calcext:value-type="float">
            <text:p>1894</text:p>
          </table:table-cell>
          <table:table-cell office:value-type="float" office:value="1914" calcext:value-type="float">
            <text:p>19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Brown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43" calcext:value-type="float">
            <text:p>16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Carly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37" calcext:value-type="float">
            <text:p>18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Jeffer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76" calcext:value-type="float">
            <text:p>17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Ma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01" calcext:value-type="float">
            <text:p>1901</text:p>
          </table:table-cell>
          <table:table-cell office:value-type="float" office:value="1924" calcext:value-type="float">
            <text:p>19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ea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4" calcext:value-type="float">
            <text:p>1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cydid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0" calcext:value-type="float">
            <text:p>-400</text:p>
          </table:table-cell>
          <table:table-cell office:value-type="float" office:value="1628" calcext:value-type="float">
            <text:p>16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ün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26" calcext:value-type="float">
            <text:p>1826</text:p>
          </table:table-cell>
          <table:table-cell office:value-type="float" office:value="1966" calcext:value-type="float">
            <text:p>19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cquevil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35" calcext:value-type="float">
            <text:p>18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1697" calcext:value-type="float">
            <text:p>16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1" calcext:value-type="float">
            <text:p>1731</text:p>
          </table:table-cell>
          <table:table-cell office:value-type="float" office:value="1950" calcext:value-type="float">
            <text:p>19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helm von Humbold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52" calcext:value-type="float">
            <text:p>1852</text:p>
          </table:table-cell>
          <table:table-cell office:value-type="float" office:value="1854" calcext:value-type="float">
            <text:p>1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Godw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3" calcext:value-type="float">
            <text:p>17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Graham Sum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83" calcext:value-type="float">
            <text:p>1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Pen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82" calcext:value-type="float">
            <text:p>16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elban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01" calcext:value-type="float">
            <text:p>19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llstonecraf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2" calcext:value-type="float">
            <text:p>17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nd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96" calcext:value-type="float">
            <text:p>1896</text:p>
          </table:table-cell>
          <table:table-cell office:value-type="float" office:value="1897" calcext:value-type="float">
            <text:p>18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table table:name="WP_Germans_Brainstorm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uthor_set</text:p>
          </table:table-cell>
          <table:table-cell office:value-type="string" calcext:value-type="string">
            <text:p>wrote_Germa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Headline</text:p>
          </table:table-cell>
          <table:table-cell office:value-type="string" calcext:value-type="string">
            <text:p>Political</text:p>
          </table:table-cell>
          <table:table-cell office:value-type="string" calcext:value-type="string">
            <text:p>Socialist</text:p>
          </table:table-cell>
          <table:table-cell office:value-type="string" calcext:value-type="string">
            <text:p>wrote_English</text:p>
          </table:table-cell>
          <table:table-cell office:value-type="string" calcext:value-type="string">
            <text:p>wrote_French</text:p>
          </table:table-cell>
          <table:table-cell office:value-type="string" calcext:value-type="string">
            <text:p>wrote_Spanish</text:p>
          </table:table-cell>
          <table:table-cell office:value-type="string" calcext:value-type="string">
            <text:p>wrote_Italian</text:p>
          </table:table-cell>
          <table:table-cell office:value-type="string" calcext:value-type="string">
            <text:p>YearofPublication</text:p>
          </table:table-cell>
          <table:table-cell office:value-type="string" calcext:value-type="string">
            <text:p>YearofTranslationtoEnglish</text:p>
          </table:table-cell>
          <table:table-cell office:value-type="string" calcext:value-type="string">
            <text:p>wrote_Greek</text:p>
          </table:table-cell>
          <table:table-cell office:value-type="string" calcext:value-type="string">
            <text:p>wrote_Lat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raham Lincol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61" calcext:value-type="float">
            <text:p>18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 Smit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76" calcext:value-type="float">
            <text:p>17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schylu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56" calcext:value-type="float">
            <text:p>-456</text:p>
          </table:table-cell>
          <table:table-cell office:value-type="float" office:value="1663" calcext:value-type="float">
            <text:p>16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so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46" calcext:value-type="float">
            <text:p>-546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 Hamil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 Pop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11" calcext:value-type="float">
            <text:p>17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ina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65" calcext:value-type="float">
            <text:p>1265</text:p>
          </table:table-cell>
          <table:table-cell office:value-type="float" office:value="1911" calcext:value-type="float">
            <text:p>19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86" calcext:value-type="float">
            <text:p>-386</text:p>
          </table:table-cell>
          <table:table-cell office:value-type="float" office:value="1655" calcext:value-type="float">
            <text:p>16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stot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22" calcext:value-type="float">
            <text:p>-322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beron Herbe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 Bebe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83" calcext:value-type="float">
            <text:p>1883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e Com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4" calcext:value-type="float">
            <text:p>1844</text:p>
          </table:table-cell>
          <table:table-cell office:value-type="float" office:value="1865" calcext:value-type="float">
            <text:p>18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in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1871" calcext:value-type="float">
            <text:p>18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un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2" calcext:value-type="float">
            <text:p>1882</text:p>
          </table:table-cell>
          <table:table-cell office:value-type="float" office:value="1883" calcext:value-type="float">
            <text:p>1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thold Georg Niebuh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1" calcext:value-type="float">
            <text:p>1811</text:p>
          </table:table-cell>
          <table:table-cell office:value-type="float" office:value="1827" calcext:value-type="float">
            <text:p>18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ti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0" calcext:value-type="float">
            <text:p>1850</text:p>
          </table:table-cell>
          <table:table-cell office:value-type="float" office:value="1867" calcext:value-type="float">
            <text:p>18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 Constan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6" calcext:value-type="float">
            <text:p>1816</text:p>
          </table:table-cell>
          <table:table-cell office:value-type="float" office:value="1819" calcext:value-type="float">
            <text:p>18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 Frankl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3" calcext:value-type="float">
            <text:p>17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th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80" calcext:value-type="float">
            <text:p>17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nqu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6" calcext:value-type="float">
            <text:p>1866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 Stump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1" calcext:value-type="float">
            <text:p>191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vant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05" calcext:value-type="float">
            <text:p>1605</text:p>
          </table:table-cell>
          <table:table-cell office:value-type="float" office:value="1620" calcext:value-type="float">
            <text:p>16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9" calcext:value-type="float">
            <text:p>18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Fouri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8" calcext:value-type="float">
            <text:p>1808</text:p>
          </table:table-cell>
          <table:table-cell office:value-type="float" office:value="1901" calcext:value-type="float">
            <text:p>19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cer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office:value-type="float" office:value="1854" calcext:value-type="float">
            <text:p>18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usewitz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office:value-type="float" office:value="1873" calcext:value-type="float">
            <text:p>18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te Alighier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20" calcext:value-type="float">
            <text:p>1320</text:p>
          </table:table-cell>
          <table:table-cell office:value-type="float" office:value="1785" calcext:value-type="float">
            <text:p>17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Ricar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17" calcext:value-type="float">
            <text:p>18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 Goug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1" calcext:value-type="float">
            <text:p>1791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the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83" calcext:value-type="float">
            <text:p>1883</text:p>
          </table:table-cell>
          <table:table-cell office:value-type="float" office:value="1989" calcext:value-type="float">
            <text:p>19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stoyevsk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66" calcext:value-type="float">
            <text:p>1866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d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77" calcext:value-type="float">
            <text:p>16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khei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 T A Hoffma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5" calcext:value-type="float">
            <text:p>1815</text:p>
          </table:table-cell>
          <table:table-cell office:value-type="float" office:value="1824" calcext:value-type="float">
            <text:p>18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binghau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85" calcext:value-type="float">
            <text:p>1885</text:p>
          </table:table-cell>
          <table:table-cell office:value-type="float" office:value="1913" calcext:value-type="float">
            <text:p>19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und Bur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0" calcext:value-type="float">
            <text:p>17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ard Bernste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99" calcext:value-type="float">
            <text:p>1899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ard von Hartma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69" calcext:value-type="float">
            <text:p>1869</text:p>
          </table:table-cell>
          <table:table-cell office:value-type="float" office:value="1884" calcext:value-type="float">
            <text:p>1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ard Zell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44" calcext:value-type="float">
            <text:p>1844</text:p>
          </table:table-cell>
          <table:table-cell office:value-type="float" office:value="1886" calcext:value-type="float">
            <text:p>18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ard Bellam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88" calcext:value-type="float">
            <text:p>18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ctetu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ipid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06" calcext:value-type="float">
            <text:p>-406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dinand Lassalle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63" calcext:value-type="float">
            <text:p>1863</text:p>
          </table:table-cell>
          <table:table-cell office:value-type="float" office:value="1884" calcext:value-type="float">
            <text:p>1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dinand Tönni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87" calcext:value-type="float">
            <text:p>1887</text:p>
          </table:table-cell>
          <table:table-cell office:value-type="float" office:value="1940" calcext:value-type="float">
            <text:p>19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h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94" calcext:value-type="float">
            <text:p>1794</text:p>
          </table:table-cell>
          <table:table-cell office:value-type="float" office:value="1868" calcext:value-type="float">
            <text:p>18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97" calcext:value-type="float">
            <text:p>15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z Brenta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74" calcext:value-type="float">
            <text:p>1874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derick Douglas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5" calcext:value-type="float">
            <text:p>18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g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79" calcext:value-type="float">
            <text:p>1879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Carl von Savign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03" calcext:value-type="float">
            <text:p>1803</text:p>
          </table:table-cell>
          <table:table-cell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Heinrich Jacob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81" calcext:value-type="float">
            <text:p>1781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Lis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41" calcext:value-type="float">
            <text:p>1841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Schill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eth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08" calcext:value-type="float">
            <text:p>1808</text:p>
          </table:table-cell>
          <table:table-cell office:value-type="float" office:value="1821" calcext:value-type="float">
            <text:p>18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mmelshaus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68" calcext:value-type="float">
            <text:p>1668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 Freyta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55" calcext:value-type="float">
            <text:p>1855</text:p>
          </table:table-cell>
          <table:table-cell office:value-type="float" office:value="1857" calcext:value-type="float">
            <text:p>18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a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59" calcext:value-type="float">
            <text:p>1759</text:p>
          </table:table-cell>
          <table:table-cell office:value-type="float" office:value="1967" calcext:value-type="float">
            <text:p>19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s Christian Anders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 Geor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79" calcext:value-type="float">
            <text:p>18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bar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3" calcext:value-type="float">
            <text:p>1813</text:p>
          </table:table-cell>
          <table:table-cell office:value-type="float" office:value="1891" calcext:value-type="float">
            <text:p>18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bert Spenc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1" calcext:value-type="float">
            <text:p>18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ann Coh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9" calcext:value-type="float">
            <text:p>1919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ann Lotz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56" calcext:value-type="float">
            <text:p>1856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bb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51" calcext:value-type="float">
            <text:p>16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ölderl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97" calcext:value-type="float">
            <text:p>1797</text:p>
          </table:table-cell>
          <table:table-cell office:value-type="float" office:value="1965" calcext:value-type="float">
            <text:p>19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63" calcext:value-type="float">
            <text:p>17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anuel Kan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85" calcext:value-type="float">
            <text:p>1785</text:p>
          </table:table-cell>
          <table:table-cell office:value-type="float" office:value="1895" calcext:value-type="float">
            <text:p>18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aak Walt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53" calcext:value-type="float">
            <text:p>16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Fitzjames Steph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62" calcext:value-type="float">
            <text:p>18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Madi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Buny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78" calcext:value-type="float">
            <text:p>16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C Calhou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1" calcext:value-type="float">
            <text:p>18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Calv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 office:value-type="float" office:value="1559" calcext:value-type="float">
            <text:p>15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Loc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89" calcext:value-type="float">
            <text:p>16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44" calcext:value-type="float">
            <text:p>16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Rusk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60" calcext:value-type="float">
            <text:p>18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Woolm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74" calcext:value-type="float">
            <text:p>17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 Swif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29" calcext:value-type="float">
            <text:p>17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fk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5" calcext:value-type="float">
            <text:p>1915</text:p>
          </table:table-cell>
          <table:table-cell office:value-type="float" office:value="1937" calcext:value-type="float">
            <text:p>19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mpi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18" calcext:value-type="float">
            <text:p>1418</text:p>
          </table:table-cell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opotk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ülp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895" calcext:value-type="float">
            <text:p>18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bni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66" calcext:value-type="float">
            <text:p>1666</text:p>
          </table:table-cell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d Ac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77" calcext:value-type="float">
            <text:p>18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d Byr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19" calcext:value-type="float">
            <text:p>18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dwig Büch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55" calcext:value-type="float">
            <text:p>1855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dwig Feuerbach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41" calcext:value-type="float">
            <text:p>1841</text:p>
          </table:table-cell>
          <table:table-cell office:value-type="float" office:value="1854" calcext:value-type="float">
            <text:p>1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jo Brenta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71" calcext:value-type="float">
            <text:p>1871</text:p>
          </table:table-cell>
          <table:table-cell office:value-type="float" office:value="1870" calcext:value-type="float">
            <text:p>18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hiavell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32" calcext:value-type="float">
            <text:p>1532</text:p>
          </table:table-cell>
          <table:table-cell office:value-type="float" office:value="1640" calcext:value-type="float">
            <text:p>16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th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8" calcext:value-type="float">
            <text:p>17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us Aureliu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634" calcext:value-type="float">
            <text:p>16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low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89" calcext:value-type="float">
            <text:p>15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 Luth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17" calcext:value-type="float">
            <text:p>1517</text:p>
          </table:table-cell>
          <table:table-cell office:value-type="float" office:value="1830" calcext:value-type="float">
            <text:p>18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Stir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45" calcext:value-type="float">
            <text:p>1845</text:p>
          </table:table-cell>
          <table:table-cell office:value-type="float" office:value="1907" calcext:value-type="float">
            <text:p>19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esquie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8" calcext:value-type="float">
            <text:p>1748</text:p>
          </table:table-cell>
          <table:table-cell office:value-type="float" office:value="1750" calcext:value-type="float">
            <text:p>17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es Hes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42" calcext:value-type="float">
            <text:p>1842</text:p>
          </table:table-cell>
          <table:table-cell office:value-type="float" office:value="1846" calcext:value-type="float">
            <text:p>18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ssau Seni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27" calcext:value-type="float">
            <text:p>18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etzsch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83" calcext:value-type="float">
            <text:p>1883</text:p>
          </table:table-cell>
          <table:table-cell office:value-type="float" office:value="1896" calcext:value-type="float">
            <text:p>18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iver Goldsmit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73" calcext:value-type="float">
            <text:p>17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car Wild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91" calcext:value-type="float">
            <text:p>18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to Pfleider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81" calcext:value-type="float">
            <text:p>1881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y Bysshe Shelle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19" calcext:value-type="float">
            <text:p>18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0" calcext:value-type="float">
            <text:p>-400</text:p>
          </table:table-cell>
          <table:table-cell office:value-type="float" office:value="1763" calcext:value-type="float">
            <text:p>17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ny the Young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13" calcext:value-type="float">
            <text:p>-113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tar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0" calcext:value-type="float">
            <text:p>-120</text:p>
          </table:table-cell>
          <table:table-cell office:value-type="float" office:value="1579" calcext:value-type="float">
            <text:p>15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udh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0" calcext:value-type="float">
            <text:p>184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ph Waldo Emers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1" calcext:value-type="float">
            <text:p>18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office:value-type="float" office:value="1840" calcext:value-type="float">
            <text:p>18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 Cobd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35" calcext:value-type="float">
            <text:p>18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l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0" calcext:value-type="float">
            <text:p>1910</text:p>
          </table:table-cell>
          <table:table-cell office:value-type="float" office:value="1930" calcext:value-type="float">
            <text:p>19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Browni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3" calcext:value-type="float">
            <text:p>18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Burn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3" calcext:value-type="float">
            <text:p>17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Ow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13" calcext:value-type="float">
            <text:p>18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bertus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50" calcext:value-type="float">
            <text:p>1850</text:p>
          </table:table-cell>
          <table:table-cell office:value-type="float" office:value="1898" calcext:value-type="float">
            <text:p>1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2" calcext:value-type="float">
            <text:p>1762</text:p>
          </table:table-cell>
          <table:table-cell office:value-type="float" office:value="1913" calcext:value-type="float">
            <text:p>19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äff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74" calcext:value-type="float">
            <text:p>1874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l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3" calcext:value-type="float">
            <text:p>1913</text:p>
          </table:table-cell>
          <table:table-cell office:value-type="float" office:value="1954" calcext:value-type="float">
            <text:p>19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leiermac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office:value-type="float" office:value="1850" calcext:value-type="float">
            <text:p>18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moll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84" calcext:value-type="float">
            <text:p>1884</text:p>
          </table:table-cell>
          <table:table-cell office:value-type="float" office:value="1897" calcext:value-type="float">
            <text:p>18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penhau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office:value-type="float" office:value="1883" calcext:value-type="float">
            <text:p>1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me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mond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5" calcext:value-type="float">
            <text:p>1815</text:p>
          </table:table-cell>
          <table:table-cell office:value-type="float" office:value="1847" calcext:value-type="float">
            <text:p>18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bar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phocl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05" calcext:value-type="float">
            <text:p>-405</text:p>
          </table:table-cell>
          <table:table-cell office:value-type="float" office:value="1649" calcext:value-type="float">
            <text:p>16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no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77" calcext:value-type="float">
            <text:p>1677</text:p>
          </table:table-cell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odor Fonta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94" calcext:value-type="float">
            <text:p>1894</text:p>
          </table:table-cell>
          <table:table-cell office:value-type="float" office:value="1914" calcext:value-type="float">
            <text:p>19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Brown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43" calcext:value-type="float">
            <text:p>16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Carly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37" calcext:value-type="float">
            <text:p>18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Jeffer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76" calcext:value-type="float">
            <text:p>17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Ma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01" calcext:value-type="float">
            <text:p>1901</text:p>
          </table:table-cell>
          <table:table-cell office:value-type="float" office:value="1924" calcext:value-type="float">
            <text:p>19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ea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4" calcext:value-type="float">
            <text:p>1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cydid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0" calcext:value-type="float">
            <text:p>-400</text:p>
          </table:table-cell>
          <table:table-cell office:value-type="float" office:value="1628" calcext:value-type="float">
            <text:p>16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ün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26" calcext:value-type="float">
            <text:p>1826</text:p>
          </table:table-cell>
          <table:table-cell office:value-type="float" office:value="1966" calcext:value-type="float">
            <text:p>19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cquevil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35" calcext:value-type="float">
            <text:p>18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1697" calcext:value-type="float">
            <text:p>16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1" calcext:value-type="float">
            <text:p>1731</text:p>
          </table:table-cell>
          <table:table-cell office:value-type="float" office:value="1950" calcext:value-type="float">
            <text:p>19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helm von Humbold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52" calcext:value-type="float">
            <text:p>1852</text:p>
          </table:table-cell>
          <table:table-cell office:value-type="float" office:value="1854" calcext:value-type="float">
            <text:p>1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Godw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3" calcext:value-type="float">
            <text:p>17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Graham Sum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83" calcext:value-type="float">
            <text:p>1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Pen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82" calcext:value-type="float">
            <text:p>16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elban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01" calcext:value-type="float">
            <text:p>19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llstonecraf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2" calcext:value-type="float">
            <text:p>17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nd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96" calcext:value-type="float">
            <text:p>1896</text:p>
          </table:table-cell>
          <table:table-cell office:value-type="float" office:value="1897" calcext:value-type="float">
            <text:p>18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table table:name="WP_Germans_Brainstorming_Peric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uthor_set</text:p>
          </table:table-cell>
          <table:table-cell office:value-type="string" calcext:value-type="string">
            <text:p>wrote_Germa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Headline</text:p>
          </table:table-cell>
          <table:table-cell office:value-type="string" calcext:value-type="string">
            <text:p>Political</text:p>
          </table:table-cell>
          <table:table-cell office:value-type="string" calcext:value-type="string">
            <text:p>Socialist</text:p>
          </table:table-cell>
          <table:table-cell office:value-type="string" calcext:value-type="string">
            <text:p>wrote_English</text:p>
          </table:table-cell>
          <table:table-cell office:value-type="string" calcext:value-type="string">
            <text:p>wrote_French</text:p>
          </table:table-cell>
          <table:table-cell office:value-type="string" calcext:value-type="string">
            <text:p>wrote_Spanish</text:p>
          </table:table-cell>
          <table:table-cell office:value-type="string" calcext:value-type="string">
            <text:p>wrote_Italian</text:p>
          </table:table-cell>
          <table:table-cell office:value-type="string" calcext:value-type="string">
            <text:p>YearofPublication</text:p>
          </table:table-cell>
          <table:table-cell office:value-type="string" calcext:value-type="string">
            <text:p>YearofTranslationtoEnglish</text:p>
          </table:table-cell>
          <table:table-cell office:value-type="string" calcext:value-type="string">
            <text:p>wrote_Greek</text:p>
          </table:table-cell>
          <table:table-cell office:value-type="string" calcext:value-type="string">
            <text:p>wrote_Lat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raham Lincol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61" calcext:value-type="float">
            <text:p>18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 Smit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76" calcext:value-type="float">
            <text:p>17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schylu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56" calcext:value-type="float">
            <text:p>-456</text:p>
          </table:table-cell>
          <table:table-cell office:value-type="float" office:value="1663" calcext:value-type="float">
            <text:p>16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so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46" calcext:value-type="float">
            <text:p>-546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 Hamil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 Pop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11" calcext:value-type="float">
            <text:p>17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ina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65" calcext:value-type="float">
            <text:p>1265</text:p>
          </table:table-cell>
          <table:table-cell office:value-type="float" office:value="1911" calcext:value-type="float">
            <text:p>19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86" calcext:value-type="float">
            <text:p>-386</text:p>
          </table:table-cell>
          <table:table-cell office:value-type="float" office:value="1655" calcext:value-type="float">
            <text:p>16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stot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22" calcext:value-type="float">
            <text:p>-322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beron Herbe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 Bebe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83" calcext:value-type="float">
            <text:p>1883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e Com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4" calcext:value-type="float">
            <text:p>1844</text:p>
          </table:table-cell>
          <table:table-cell office:value-type="float" office:value="1865" calcext:value-type="float">
            <text:p>18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in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1871" calcext:value-type="float">
            <text:p>18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un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2" calcext:value-type="float">
            <text:p>1882</text:p>
          </table:table-cell>
          <table:table-cell office:value-type="float" office:value="1883" calcext:value-type="float">
            <text:p>1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thold Georg Niebuh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1" calcext:value-type="float">
            <text:p>1811</text:p>
          </table:table-cell>
          <table:table-cell office:value-type="float" office:value="1827" calcext:value-type="float">
            <text:p>18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ti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0" calcext:value-type="float">
            <text:p>1850</text:p>
          </table:table-cell>
          <table:table-cell office:value-type="float" office:value="1867" calcext:value-type="float">
            <text:p>18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 Constan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6" calcext:value-type="float">
            <text:p>1816</text:p>
          </table:table-cell>
          <table:table-cell office:value-type="float" office:value="1819" calcext:value-type="float">
            <text:p>18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 Frankl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3" calcext:value-type="float">
            <text:p>17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th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80" calcext:value-type="float">
            <text:p>17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nqu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6" calcext:value-type="float">
            <text:p>1866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 Stump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1" calcext:value-type="float">
            <text:p>191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vant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05" calcext:value-type="float">
            <text:p>1605</text:p>
          </table:table-cell>
          <table:table-cell office:value-type="float" office:value="1620" calcext:value-type="float">
            <text:p>16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9" calcext:value-type="float">
            <text:p>18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Fouri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8" calcext:value-type="float">
            <text:p>1808</text:p>
          </table:table-cell>
          <table:table-cell office:value-type="float" office:value="1901" calcext:value-type="float">
            <text:p>19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cer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office:value-type="float" office:value="1854" calcext:value-type="float">
            <text:p>18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usewitz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office:value-type="float" office:value="1873" calcext:value-type="float">
            <text:p>18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te Alighier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20" calcext:value-type="float">
            <text:p>1320</text:p>
          </table:table-cell>
          <table:table-cell office:value-type="float" office:value="1785" calcext:value-type="float">
            <text:p>17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Ricar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17" calcext:value-type="float">
            <text:p>18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 Goug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1" calcext:value-type="float">
            <text:p>1791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the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83" calcext:value-type="float">
            <text:p>1883</text:p>
          </table:table-cell>
          <table:table-cell office:value-type="float" office:value="1989" calcext:value-type="float">
            <text:p>19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stoyevsk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66" calcext:value-type="float">
            <text:p>1866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d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77" calcext:value-type="float">
            <text:p>16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khei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 T A Hoffma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5" calcext:value-type="float">
            <text:p>1815</text:p>
          </table:table-cell>
          <table:table-cell office:value-type="float" office:value="1824" calcext:value-type="float">
            <text:p>18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binghau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85" calcext:value-type="float">
            <text:p>1885</text:p>
          </table:table-cell>
          <table:table-cell office:value-type="float" office:value="1913" calcext:value-type="float">
            <text:p>19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und Bur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0" calcext:value-type="float">
            <text:p>17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ard Bernste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99" calcext:value-type="float">
            <text:p>1899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ard von Hartma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69" calcext:value-type="float">
            <text:p>1869</text:p>
          </table:table-cell>
          <table:table-cell office:value-type="float" office:value="1884" calcext:value-type="float">
            <text:p>1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ard Zell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44" calcext:value-type="float">
            <text:p>1844</text:p>
          </table:table-cell>
          <table:table-cell office:value-type="float" office:value="1886" calcext:value-type="float">
            <text:p>18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ard Bellam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88" calcext:value-type="float">
            <text:p>18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ctetu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ipid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06" calcext:value-type="float">
            <text:p>-406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dinand Lassalle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63" calcext:value-type="float">
            <text:p>1863</text:p>
          </table:table-cell>
          <table:table-cell office:value-type="float" office:value="1884" calcext:value-type="float">
            <text:p>1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dinand Tönni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87" calcext:value-type="float">
            <text:p>1887</text:p>
          </table:table-cell>
          <table:table-cell office:value-type="float" office:value="1940" calcext:value-type="float">
            <text:p>19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h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94" calcext:value-type="float">
            <text:p>1794</text:p>
          </table:table-cell>
          <table:table-cell office:value-type="float" office:value="1868" calcext:value-type="float">
            <text:p>18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97" calcext:value-type="float">
            <text:p>15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z Brenta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74" calcext:value-type="float">
            <text:p>1874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derick Douglas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5" calcext:value-type="float">
            <text:p>18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g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79" calcext:value-type="float">
            <text:p>1879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Carl von Savign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03" calcext:value-type="float">
            <text:p>1803</text:p>
          </table:table-cell>
          <table:table-cell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Heinrich Jacob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81" calcext:value-type="float">
            <text:p>1781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Lis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41" calcext:value-type="float">
            <text:p>1841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Schill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eth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08" calcext:value-type="float">
            <text:p>1808</text:p>
          </table:table-cell>
          <table:table-cell office:value-type="float" office:value="1821" calcext:value-type="float">
            <text:p>18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mmelshaus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68" calcext:value-type="float">
            <text:p>1668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 Freyta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55" calcext:value-type="float">
            <text:p>1855</text:p>
          </table:table-cell>
          <table:table-cell office:value-type="float" office:value="1857" calcext:value-type="float">
            <text:p>18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a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59" calcext:value-type="float">
            <text:p>1759</text:p>
          </table:table-cell>
          <table:table-cell office:value-type="float" office:value="1967" calcext:value-type="float">
            <text:p>19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s Christian Anders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 Geor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79" calcext:value-type="float">
            <text:p>18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bar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3" calcext:value-type="float">
            <text:p>1813</text:p>
          </table:table-cell>
          <table:table-cell office:value-type="float" office:value="1891" calcext:value-type="float">
            <text:p>18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bert Spenc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1" calcext:value-type="float">
            <text:p>18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ann Coh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9" calcext:value-type="float">
            <text:p>1919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ann Lotz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56" calcext:value-type="float">
            <text:p>1856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bb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51" calcext:value-type="float">
            <text:p>16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ölderl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97" calcext:value-type="float">
            <text:p>1797</text:p>
          </table:table-cell>
          <table:table-cell office:value-type="float" office:value="1965" calcext:value-type="float">
            <text:p>19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63" calcext:value-type="float">
            <text:p>17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anuel Kan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85" calcext:value-type="float">
            <text:p>1785</text:p>
          </table:table-cell>
          <table:table-cell office:value-type="float" office:value="1895" calcext:value-type="float">
            <text:p>18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aak Walt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53" calcext:value-type="float">
            <text:p>16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Fitzjames Steph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62" calcext:value-type="float">
            <text:p>18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Madi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Buny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78" calcext:value-type="float">
            <text:p>16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C Calhou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1" calcext:value-type="float">
            <text:p>18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Calv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 office:value-type="float" office:value="1559" calcext:value-type="float">
            <text:p>15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Loc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89" calcext:value-type="float">
            <text:p>16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44" calcext:value-type="float">
            <text:p>16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Rusk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60" calcext:value-type="float">
            <text:p>18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Woolm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74" calcext:value-type="float">
            <text:p>17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 Swif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29" calcext:value-type="float">
            <text:p>17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fk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5" calcext:value-type="float">
            <text:p>1915</text:p>
          </table:table-cell>
          <table:table-cell office:value-type="float" office:value="1937" calcext:value-type="float">
            <text:p>19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mpi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18" calcext:value-type="float">
            <text:p>1418</text:p>
          </table:table-cell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opotk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ülp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895" calcext:value-type="float">
            <text:p>18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bni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66" calcext:value-type="float">
            <text:p>1666</text:p>
          </table:table-cell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d Ac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77" calcext:value-type="float">
            <text:p>18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d Byr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19" calcext:value-type="float">
            <text:p>18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dwig Büch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55" calcext:value-type="float">
            <text:p>1855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dwig Feuerbach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41" calcext:value-type="float">
            <text:p>1841</text:p>
          </table:table-cell>
          <table:table-cell office:value-type="float" office:value="1854" calcext:value-type="float">
            <text:p>1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jo Brenta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71" calcext:value-type="float">
            <text:p>1871</text:p>
          </table:table-cell>
          <table:table-cell office:value-type="float" office:value="1870" calcext:value-type="float">
            <text:p>18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hiavell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32" calcext:value-type="float">
            <text:p>1532</text:p>
          </table:table-cell>
          <table:table-cell office:value-type="float" office:value="1640" calcext:value-type="float">
            <text:p>16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th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8" calcext:value-type="float">
            <text:p>17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us Aureliu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634" calcext:value-type="float">
            <text:p>16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low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89" calcext:value-type="float">
            <text:p>15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 Luth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17" calcext:value-type="float">
            <text:p>1517</text:p>
          </table:table-cell>
          <table:table-cell office:value-type="float" office:value="1830" calcext:value-type="float">
            <text:p>18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Stir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45" calcext:value-type="float">
            <text:p>1845</text:p>
          </table:table-cell>
          <table:table-cell office:value-type="float" office:value="1907" calcext:value-type="float">
            <text:p>19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esquie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8" calcext:value-type="float">
            <text:p>1748</text:p>
          </table:table-cell>
          <table:table-cell office:value-type="float" office:value="1750" calcext:value-type="float">
            <text:p>17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es Hes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42" calcext:value-type="float">
            <text:p>1842</text:p>
          </table:table-cell>
          <table:table-cell office:value-type="float" office:value="1846" calcext:value-type="float">
            <text:p>18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ssau Seni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27" calcext:value-type="float">
            <text:p>18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etzsch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83" calcext:value-type="float">
            <text:p>1883</text:p>
          </table:table-cell>
          <table:table-cell office:value-type="float" office:value="1896" calcext:value-type="float">
            <text:p>18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iver Goldsmit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73" calcext:value-type="float">
            <text:p>17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car Wild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91" calcext:value-type="float">
            <text:p>18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to Pfleider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81" calcext:value-type="float">
            <text:p>1881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y Bysshe Shelle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19" calcext:value-type="float">
            <text:p>18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l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4" calcext:value-type="float">
            <text:p>-404</text:p>
          </table:table-cell>
          <table:table-cell office:value-type="float" office:value="1628" calcext:value-type="float">
            <text:p>16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0" calcext:value-type="float">
            <text:p>-400</text:p>
          </table:table-cell>
          <table:table-cell office:value-type="float" office:value="1763" calcext:value-type="float">
            <text:p>17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ny the Young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13" calcext:value-type="float">
            <text:p>-113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tar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0" calcext:value-type="float">
            <text:p>-120</text:p>
          </table:table-cell>
          <table:table-cell office:value-type="float" office:value="1579" calcext:value-type="float">
            <text:p>15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udh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0" calcext:value-type="float">
            <text:p>184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ph Waldo Emers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1" calcext:value-type="float">
            <text:p>18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office:value-type="float" office:value="1840" calcext:value-type="float">
            <text:p>18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 Cobd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35" calcext:value-type="float">
            <text:p>18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l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0" calcext:value-type="float">
            <text:p>1910</text:p>
          </table:table-cell>
          <table:table-cell office:value-type="float" office:value="1930" calcext:value-type="float">
            <text:p>19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Browni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3" calcext:value-type="float">
            <text:p>18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Burn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3" calcext:value-type="float">
            <text:p>17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Ow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13" calcext:value-type="float">
            <text:p>18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bertus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50" calcext:value-type="float">
            <text:p>1850</text:p>
          </table:table-cell>
          <table:table-cell office:value-type="float" office:value="1898" calcext:value-type="float">
            <text:p>1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2" calcext:value-type="float">
            <text:p>1762</text:p>
          </table:table-cell>
          <table:table-cell office:value-type="float" office:value="1913" calcext:value-type="float">
            <text:p>19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äff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74" calcext:value-type="float">
            <text:p>1874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l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3" calcext:value-type="float">
            <text:p>1913</text:p>
          </table:table-cell>
          <table:table-cell office:value-type="float" office:value="1954" calcext:value-type="float">
            <text:p>19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leiermac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office:value-type="float" office:value="1850" calcext:value-type="float">
            <text:p>18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moll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84" calcext:value-type="float">
            <text:p>1884</text:p>
          </table:table-cell>
          <table:table-cell office:value-type="float" office:value="1897" calcext:value-type="float">
            <text:p>18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penhau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office:value-type="float" office:value="1883" calcext:value-type="float">
            <text:p>1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me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mond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5" calcext:value-type="float">
            <text:p>1815</text:p>
          </table:table-cell>
          <table:table-cell office:value-type="float" office:value="1847" calcext:value-type="float">
            <text:p>18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bar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phocl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05" calcext:value-type="float">
            <text:p>-405</text:p>
          </table:table-cell>
          <table:table-cell office:value-type="float" office:value="1649" calcext:value-type="float">
            <text:p>16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no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77" calcext:value-type="float">
            <text:p>1677</text:p>
          </table:table-cell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odor Fonta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94" calcext:value-type="float">
            <text:p>1894</text:p>
          </table:table-cell>
          <table:table-cell office:value-type="float" office:value="1914" calcext:value-type="float">
            <text:p>19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Brown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43" calcext:value-type="float">
            <text:p>16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Carly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37" calcext:value-type="float">
            <text:p>18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Jeffer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76" calcext:value-type="float">
            <text:p>17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Ma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01" calcext:value-type="float">
            <text:p>1901</text:p>
          </table:table-cell>
          <table:table-cell office:value-type="float" office:value="1924" calcext:value-type="float">
            <text:p>19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ea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4" calcext:value-type="float">
            <text:p>1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cydid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0" calcext:value-type="float">
            <text:p>-400</text:p>
          </table:table-cell>
          <table:table-cell office:value-type="float" office:value="1628" calcext:value-type="float">
            <text:p>16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ün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26" calcext:value-type="float">
            <text:p>1826</text:p>
          </table:table-cell>
          <table:table-cell office:value-type="float" office:value="1966" calcext:value-type="float">
            <text:p>19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cquevil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35" calcext:value-type="float">
            <text:p>18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1697" calcext:value-type="float">
            <text:p>16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1" calcext:value-type="float">
            <text:p>1731</text:p>
          </table:table-cell>
          <table:table-cell office:value-type="float" office:value="1950" calcext:value-type="float">
            <text:p>19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helm von Humbold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52" calcext:value-type="float">
            <text:p>1852</text:p>
          </table:table-cell>
          <table:table-cell office:value-type="float" office:value="1854" calcext:value-type="float">
            <text:p>1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Godw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3" calcext:value-type="float">
            <text:p>17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Graham Sum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83" calcext:value-type="float">
            <text:p>1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Pen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82" calcext:value-type="float">
            <text:p>16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elban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01" calcext:value-type="float">
            <text:p>19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llstonecraf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2" calcext:value-type="float">
            <text:p>17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nd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96" calcext:value-type="float">
            <text:p>1896</text:p>
          </table:table-cell>
          <table:table-cell office:value-type="float" office:value="1897" calcext:value-type="float">
            <text:p>18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table table:name="JP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uthor_set</text:p>
          </table:table-cell>
          <table:table-cell office:value-type="string" calcext:value-type="string">
            <text:p>wrote_Germa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Headline</text:p>
          </table:table-cell>
          <table:table-cell office:value-type="string" calcext:value-type="string">
            <text:p>Political</text:p>
          </table:table-cell>
          <table:table-cell office:value-type="string" calcext:value-type="string">
            <text:p>Socialist</text:p>
          </table:table-cell>
          <table:table-cell office:value-type="string" calcext:value-type="string">
            <text:p>wrote_English</text:p>
          </table:table-cell>
          <table:table-cell office:value-type="string" calcext:value-type="string">
            <text:p>wrote_French</text:p>
          </table:table-cell>
          <table:table-cell office:value-type="string" calcext:value-type="string">
            <text:p>wrote_Spanish</text:p>
          </table:table-cell>
          <table:table-cell office:value-type="string" calcext:value-type="string">
            <text:p>wrote_Italian</text:p>
          </table:table-cell>
          <table:table-cell office:value-type="string" calcext:value-type="string">
            <text:p>YearofPublication</text:p>
          </table:table-cell>
          <table:table-cell office:value-type="string" calcext:value-type="string">
            <text:p>YearofTranslationtoEnglish</text:p>
          </table:table-cell>
          <table:table-cell office:value-type="string" calcext:value-type="string">
            <text:p>wrote_Greek</text:p>
          </table:table-cell>
          <table:table-cell office:value-type="string" calcext:value-type="string">
            <text:p>wrote_Lat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raham Lincol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61" calcext:value-type="float">
            <text:p>18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 Smit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76" calcext:value-type="float">
            <text:p>17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schylu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56" calcext:value-type="float">
            <text:p>-456</text:p>
          </table:table-cell>
          <table:table-cell office:value-type="float" office:value="1663" calcext:value-type="float">
            <text:p>16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so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46" calcext:value-type="float">
            <text:p>-546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ssandro Manzon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7" calcext:value-type="float">
            <text:p>1827</text:p>
          </table:table-cell>
          <table:table-cell office:value-type="float" office:value="1828" calcext:value-type="float">
            <text:p>18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 Hamil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 Pop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11" calcext:value-type="float">
            <text:p>17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broise Paré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5" calcext:value-type="float">
            <text:p>1575</text:p>
          </table:table-cell>
          <table:table-cell office:value-type="float" office:value="1634" calcext:value-type="float">
            <text:p>16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ina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65" calcext:value-type="float">
            <text:p>1265</text:p>
          </table:table-cell>
          <table:table-cell office:value-type="float" office:value="1911" calcext:value-type="float">
            <text:p>19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ibald Geiki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75" calcext:value-type="float">
            <text:p>18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86" calcext:value-type="float">
            <text:p>-386</text:p>
          </table:table-cell>
          <table:table-cell office:value-type="float" office:value="1655" calcext:value-type="float">
            <text:p>16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stot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22" calcext:value-type="float">
            <text:p>-322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beron Herbe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 Bebe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83" calcext:value-type="float">
            <text:p>1883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e Com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4" calcext:value-type="float">
            <text:p>1844</text:p>
          </table:table-cell>
          <table:table-cell office:value-type="float" office:value="1865" calcext:value-type="float">
            <text:p>18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in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1871" calcext:value-type="float">
            <text:p>18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un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2" calcext:value-type="float">
            <text:p>1882</text:p>
          </table:table-cell>
          <table:table-cell office:value-type="float" office:value="1883" calcext:value-type="float">
            <text:p>1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thold Georg Niebuh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1" calcext:value-type="float">
            <text:p>1811</text:p>
          </table:table-cell>
          <table:table-cell office:value-type="float" office:value="1827" calcext:value-type="float">
            <text:p>18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ti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0" calcext:value-type="float">
            <text:p>1850</text:p>
          </table:table-cell>
          <table:table-cell office:value-type="float" office:value="1867" calcext:value-type="float">
            <text:p>18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 Constan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6" calcext:value-type="float">
            <text:p>1816</text:p>
          </table:table-cell>
          <table:table-cell office:value-type="float" office:value="1819" calcext:value-type="float">
            <text:p>18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 Frankl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3" calcext:value-type="float">
            <text:p>17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th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80" calcext:value-type="float">
            <text:p>17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g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86" calcext:value-type="float">
            <text:p>15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nqu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6" calcext:value-type="float">
            <text:p>1866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 Stump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1" calcext:value-type="float">
            <text:p>191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in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63" calcext:value-type="float">
            <text:p>1563</text:p>
          </table:table-cell>
          <table:table-cell office:value-type="float" office:value="1910" calcext:value-type="float">
            <text:p>19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vant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05" calcext:value-type="float">
            <text:p>1605</text:p>
          </table:table-cell>
          <table:table-cell office:value-type="float" office:value="1620" calcext:value-type="float">
            <text:p>16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9" calcext:value-type="float">
            <text:p>18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Fouri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8" calcext:value-type="float">
            <text:p>1808</text:p>
          </table:table-cell>
          <table:table-cell office:value-type="float" office:value="1901" calcext:value-type="float">
            <text:p>19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uc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00" calcext:value-type="float">
            <text:p>1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cer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office:value-type="float" office:value="1854" calcext:value-type="float">
            <text:p>18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usewitz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office:value-type="float" office:value="1873" calcext:value-type="float">
            <text:p>18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ernicu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43" calcext:value-type="float">
            <text:p>1543</text:p>
          </table:table-cell>
          <table:table-cell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te Alighier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20" calcext:value-type="float">
            <text:p>1320</text:p>
          </table:table-cell>
          <table:table-cell office:value-type="float" office:value="1785" calcext:value-type="float">
            <text:p>17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Ricar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17" calcext:value-type="float">
            <text:p>18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 Goug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1" calcext:value-type="float">
            <text:p>1791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art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7" calcext:value-type="float">
            <text:p>1637</text:p>
          </table:table-cell>
          <table:table-cell office:value-type="float" office:value="1649" calcext:value-type="float">
            <text:p>16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the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83" calcext:value-type="float">
            <text:p>1883</text:p>
          </table:table-cell>
          <table:table-cell office:value-type="float" office:value="1989" calcext:value-type="float">
            <text:p>19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stoyevsk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66" calcext:value-type="float">
            <text:p>1866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d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77" calcext:value-type="float">
            <text:p>16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khei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 T A Hoffma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5" calcext:value-type="float">
            <text:p>1815</text:p>
          </table:table-cell>
          <table:table-cell office:value-type="float" office:value="1824" calcext:value-type="float">
            <text:p>18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binghau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85" calcext:value-type="float">
            <text:p>1885</text:p>
          </table:table-cell>
          <table:table-cell office:value-type="float" office:value="1913" calcext:value-type="float">
            <text:p>19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und Bur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0" calcext:value-type="float">
            <text:p>17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und Spens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90" calcext:value-type="float">
            <text:p>15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ard Bernste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99" calcext:value-type="float">
            <text:p>1899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ard von Hartma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69" calcext:value-type="float">
            <text:p>1869</text:p>
          </table:table-cell>
          <table:table-cell office:value-type="float" office:value="1884" calcext:value-type="float">
            <text:p>1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ard Zell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44" calcext:value-type="float">
            <text:p>1844</text:p>
          </table:table-cell>
          <table:table-cell office:value-type="float" office:value="1886" calcext:value-type="float">
            <text:p>18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ard Bellam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88" calcext:value-type="float">
            <text:p>18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ard Hai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83" calcext:value-type="float">
            <text:p>15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ard Jenn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8" calcext:value-type="float">
            <text:p>17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ctetu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ipid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06" calcext:value-type="float">
            <text:p>-406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ad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27" calcext:value-type="float">
            <text:p>18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dinand Lassalle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63" calcext:value-type="float">
            <text:p>1863</text:p>
          </table:table-cell>
          <table:table-cell office:value-type="float" office:value="1884" calcext:value-type="float">
            <text:p>1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dinand Tönni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87" calcext:value-type="float">
            <text:p>1887</text:p>
          </table:table-cell>
          <table:table-cell office:value-type="float" office:value="1940" calcext:value-type="float">
            <text:p>19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h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94" calcext:value-type="float">
            <text:p>1794</text:p>
          </table:table-cell>
          <table:table-cell office:value-type="float" office:value="1868" calcext:value-type="float">
            <text:p>18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97" calcext:value-type="float">
            <text:p>15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Prett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80" calcext:value-type="float">
            <text:p>15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z Brenta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74" calcext:value-type="float">
            <text:p>1874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derick Douglas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5" calcext:value-type="float">
            <text:p>18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g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79" calcext:value-type="float">
            <text:p>1879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Carl von Savign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03" calcext:value-type="float">
            <text:p>1803</text:p>
          </table:table-cell>
          <table:table-cell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Heinrich Jacob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81" calcext:value-type="float">
            <text:p>1781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Lis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41" calcext:value-type="float">
            <text:p>1841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Schill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issar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4" calcext:value-type="float">
            <text:p>1404</text:p>
          </table:table-cell>
          <table:table-cell office:value-type="float" office:value="1523" calcext:value-type="float">
            <text:p>15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eth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08" calcext:value-type="float">
            <text:p>1808</text:p>
          </table:table-cell>
          <table:table-cell office:value-type="float" office:value="1821" calcext:value-type="float">
            <text:p>18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thold Ephraim Less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48" calcext:value-type="float">
            <text:p>1748</text:p>
          </table:table-cell>
          <table:table-cell office:value-type="float" office:value="1825" calcext:value-type="float">
            <text:p>18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mmelshaus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68" calcext:value-type="float">
            <text:p>1668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 Freyta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55" calcext:value-type="float">
            <text:p>1855</text:p>
          </table:table-cell>
          <table:table-cell office:value-type="float" office:value="1857" calcext:value-type="float">
            <text:p>18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a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59" calcext:value-type="float">
            <text:p>1759</text:p>
          </table:table-cell>
          <table:table-cell office:value-type="float" office:value="1967" calcext:value-type="float">
            <text:p>19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s Christian Anders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mholt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847" calcext:value-type="float">
            <text:p>18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 Field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49" calcext:value-type="float">
            <text:p>17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 Geor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79" calcext:value-type="float">
            <text:p>18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bar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3" calcext:value-type="float">
            <text:p>1813</text:p>
          </table:table-cell>
          <table:table-cell office:value-type="float" office:value="1891" calcext:value-type="float">
            <text:p>18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bert Spenc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1" calcext:value-type="float">
            <text:p>18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ann Coh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9" calcext:value-type="float">
            <text:p>1919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ann Lotz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56" calcext:value-type="float">
            <text:p>1856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odotu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30" calcext:value-type="float">
            <text:p>-430</text:p>
          </table:table-cell>
          <table:table-cell office:value-type="float" office:value="1849" calcext:value-type="float">
            <text:p>18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ppocrat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00" calcext:value-type="float">
            <text:p>-400</text:p>
          </table:table-cell>
          <table:table-cell office:value-type="float" office:value="1597" calcext:value-type="float">
            <text:p>15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ppolyte Ta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office:value-type="float" office:value="1865" calcext:value-type="float">
            <text:p>18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bb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51" calcext:value-type="float">
            <text:p>16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ölderl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97" calcext:value-type="float">
            <text:p>1797</text:p>
          </table:table-cell>
          <table:table-cell office:value-type="float" office:value="1965" calcext:value-type="float">
            <text:p>19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700" calcext:value-type="float">
            <text:p>-700</text:p>
          </table:table-cell>
          <table:table-cell office:value-type="float" office:value="1598" calcext:value-type="float">
            <text:p>15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63" calcext:value-type="float">
            <text:p>17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anuel Kan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85" calcext:value-type="float">
            <text:p>1785</text:p>
          </table:table-cell>
          <table:table-cell office:value-type="float" office:value="1895" calcext:value-type="float">
            <text:p>18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aak Walt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53" calcext:value-type="float">
            <text:p>16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Fitzjames Steph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62" calcext:value-type="float">
            <text:p>18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Madi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 Rac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4" calcext:value-type="float">
            <text:p>1664</text:p>
          </table:table-cell>
          <table:table-cell office:value-type="float" office:value="1667" calcext:value-type="float">
            <text:p>16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Buny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78" calcext:value-type="float">
            <text:p>16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C Calhou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1" calcext:value-type="float">
            <text:p>18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Calv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 office:value-type="float" office:value="1559" calcext:value-type="float">
            <text:p>15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Knox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48" calcext:value-type="float">
            <text:p>15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Loc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89" calcext:value-type="float">
            <text:p>16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44" calcext:value-type="float">
            <text:p>16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Rusk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60" calcext:value-type="float">
            <text:p>18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Woolm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74" calcext:value-type="float">
            <text:p>17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 Swif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29" calcext:value-type="float">
            <text:p>17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ph List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3" calcext:value-type="float">
            <text:p>18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fk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5" calcext:value-type="float">
            <text:p>1915</text:p>
          </table:table-cell>
          <table:table-cell office:value-type="float" office:value="1937" calcext:value-type="float">
            <text:p>19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vi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1" calcext:value-type="float">
            <text:p>18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mpi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18" calcext:value-type="float">
            <text:p>1418</text:p>
          </table:table-cell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opotk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ülp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895" calcext:value-type="float">
            <text:p>18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bni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66" calcext:value-type="float">
            <text:p>1666</text:p>
          </table:table-cell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d Ac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77" calcext:value-type="float">
            <text:p>18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d Byr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19" calcext:value-type="float">
            <text:p>18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dwig Büch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55" calcext:value-type="float">
            <text:p>1855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dwig Feuerbach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41" calcext:value-type="float">
            <text:p>1841</text:p>
          </table:table-cell>
          <table:table-cell office:value-type="float" office:value="1854" calcext:value-type="float">
            <text:p>1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jo Brenta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71" calcext:value-type="float">
            <text:p>1871</text:p>
          </table:table-cell>
          <table:table-cell office:value-type="float" office:value="1870" calcext:value-type="float">
            <text:p>18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hiavell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32" calcext:value-type="float">
            <text:p>1532</text:p>
          </table:table-cell>
          <table:table-cell office:value-type="float" office:value="1640" calcext:value-type="float">
            <text:p>16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or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85" calcext:value-type="float">
            <text:p>14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th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8" calcext:value-type="float">
            <text:p>17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us Aureliu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634" calcext:value-type="float">
            <text:p>16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low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89" calcext:value-type="float">
            <text:p>15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 Luth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17" calcext:value-type="float">
            <text:p>1517</text:p>
          </table:table-cell>
          <table:table-cell office:value-type="float" office:value="1830" calcext:value-type="float">
            <text:p>18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Stir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45" calcext:value-type="float">
            <text:p>1845</text:p>
          </table:table-cell>
          <table:table-cell office:value-type="float" office:value="1907" calcext:value-type="float">
            <text:p>19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zin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5" calcext:value-type="float">
            <text:p>1825</text:p>
          </table:table-cell>
          <table:table-cell office:value-type="float" office:value="1840" calcext:value-type="float">
            <text:p>18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iè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5" calcext:value-type="float">
            <text:p>1645</text:p>
          </table:table-cell>
          <table:table-cell office:value-type="float" office:value="1714" calcext:value-type="float">
            <text:p>17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aig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0" calcext:value-type="float">
            <text:p>1580</text:p>
          </table:table-cell>
          <table:table-cell office:value-type="float" office:value="1603" calcext:value-type="float">
            <text:p>16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esquie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8" calcext:value-type="float">
            <text:p>1748</text:p>
          </table:table-cell>
          <table:table-cell office:value-type="float" office:value="1750" calcext:value-type="float">
            <text:p>17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es Hes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42" calcext:value-type="float">
            <text:p>1842</text:p>
          </table:table-cell>
          <table:table-cell office:value-type="float" office:value="1846" calcext:value-type="float">
            <text:p>18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ssau Seni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27" calcext:value-type="float">
            <text:p>18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t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87" calcext:value-type="float">
            <text:p>1687</text:p>
          </table:table-cell>
          <table:table-cell office:value-type="float" office:value="1729" calcext:value-type="float">
            <text:p>17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etzsch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83" calcext:value-type="float">
            <text:p>1883</text:p>
          </table:table-cell>
          <table:table-cell office:value-type="float" office:value="1896" calcext:value-type="float">
            <text:p>18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iver Goldsmit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73" calcext:value-type="float">
            <text:p>17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iver Wendell Holm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95" calcext:value-type="float">
            <text:p>18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car Wild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91" calcext:value-type="float">
            <text:p>18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to Pfleider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81" calcext:value-type="float">
            <text:p>1881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teu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6" calcext:value-type="float">
            <text:p>1866</text:p>
          </table:table-cell>
          <table:table-cell office:value-type="float" office:value="1882" calcext:value-type="float">
            <text:p>18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ro Calderón de la Barc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23" calcext:value-type="float">
            <text:p>1623</text:p>
          </table:table-cell>
          <table:table-cell office:value-type="float" office:value="1667" calcext:value-type="float">
            <text:p>16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y Bysshe Shelle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19" calcext:value-type="float">
            <text:p>18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l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4" calcext:value-type="float">
            <text:p>-404</text:p>
          </table:table-cell>
          <table:table-cell office:value-type="float" office:value="1628" calcext:value-type="float">
            <text:p>16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 Nicho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26" calcext:value-type="float">
            <text:p>16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 Corneil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9" calcext:value-type="float">
            <text:p>1629</text:p>
          </table:table-cell>
          <table:table-cell office:value-type="float" office:value="1637" calcext:value-type="float">
            <text:p>16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0" calcext:value-type="float">
            <text:p>-400</text:p>
          </table:table-cell>
          <table:table-cell office:value-type="float" office:value="1763" calcext:value-type="float">
            <text:p>17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ny the Young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13" calcext:value-type="float">
            <text:p>-113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tar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0" calcext:value-type="float">
            <text:p>-120</text:p>
          </table:table-cell>
          <table:table-cell office:value-type="float" office:value="1579" calcext:value-type="float">
            <text:p>15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udh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0" calcext:value-type="float">
            <text:p>184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ph Waldo Emers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1" calcext:value-type="float">
            <text:p>18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office:value-type="float" office:value="1840" calcext:value-type="float">
            <text:p>18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8" calcext:value-type="float">
            <text:p>1848</text:p>
          </table:table-cell>
          <table:table-cell office:value-type="float" office:value="1862" calcext:value-type="float">
            <text:p>18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 Cobd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35" calcext:value-type="float">
            <text:p>18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l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0" calcext:value-type="float">
            <text:p>1910</text:p>
          </table:table-cell>
          <table:table-cell office:value-type="float" office:value="1930" calcext:value-type="float">
            <text:p>19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Browni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3" calcext:value-type="float">
            <text:p>18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Burn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3" calcext:value-type="float">
            <text:p>17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Ow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13" calcext:value-type="float">
            <text:p>18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bertus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50" calcext:value-type="float">
            <text:p>1850</text:p>
          </table:table-cell>
          <table:table-cell office:value-type="float" office:value="1898" calcext:value-type="float">
            <text:p>1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2" calcext:value-type="float">
            <text:p>1762</text:p>
          </table:table-cell>
          <table:table-cell office:value-type="float" office:value="1913" calcext:value-type="float">
            <text:p>19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eBeu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8" calcext:value-type="float">
            <text:p>1828</text:p>
          </table:table-cell>
          <table:table-cell office:value-type="float" office:value="1868" calcext:value-type="float">
            <text:p>18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 Johns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55" calcext:value-type="float">
            <text:p>17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äff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74" calcext:value-type="float">
            <text:p>1874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l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3" calcext:value-type="float">
            <text:p>1913</text:p>
          </table:table-cell>
          <table:table-cell office:value-type="float" office:value="1954" calcext:value-type="float">
            <text:p>19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leiermac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office:value-type="float" office:value="1850" calcext:value-type="float">
            <text:p>18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moll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84" calcext:value-type="float">
            <text:p>1884</text:p>
          </table:table-cell>
          <table:table-cell office:value-type="float" office:value="1897" calcext:value-type="float">
            <text:p>18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penhau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office:value-type="float" office:value="1883" calcext:value-type="float">
            <text:p>1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me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 Newcomb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78" calcext:value-type="float">
            <text:p>18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mond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5" calcext:value-type="float">
            <text:p>1815</text:p>
          </table:table-cell>
          <table:table-cell office:value-type="float" office:value="1847" calcext:value-type="float">
            <text:p>18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bar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phocl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05" calcext:value-type="float">
            <text:p>-405</text:p>
          </table:table-cell>
          <table:table-cell office:value-type="float" office:value="1649" calcext:value-type="float">
            <text:p>16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no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77" calcext:value-type="float">
            <text:p>1677</text:p>
          </table:table-cell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itu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1591" calcext:value-type="float">
            <text:p>15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odor Fonta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94" calcext:value-type="float">
            <text:p>1894</text:p>
          </table:table-cell>
          <table:table-cell office:value-type="float" office:value="1914" calcext:value-type="float">
            <text:p>19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Brown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43" calcext:value-type="float">
            <text:p>16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Carly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37" calcext:value-type="float">
            <text:p>18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Jeffer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76" calcext:value-type="float">
            <text:p>17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Ma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01" calcext:value-type="float">
            <text:p>1901</text:p>
          </table:table-cell>
          <table:table-cell office:value-type="float" office:value="1924" calcext:value-type="float">
            <text:p>19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Mo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16" calcext:value-type="float">
            <text:p>1516</text:p>
          </table:table-cell>
          <table:table-cell office:value-type="float" office:value="1551" calcext:value-type="float">
            <text:p>15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ea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4" calcext:value-type="float">
            <text:p>1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cydid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0" calcext:value-type="float">
            <text:p>-400</text:p>
          </table:table-cell>
          <table:table-cell office:value-type="float" office:value="1628" calcext:value-type="float">
            <text:p>16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ün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26" calcext:value-type="float">
            <text:p>1826</text:p>
          </table:table-cell>
          <table:table-cell office:value-type="float" office:value="1966" calcext:value-type="float">
            <text:p>19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cquevil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35" calcext:value-type="float">
            <text:p>18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tor Hug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1" calcext:value-type="float">
            <text:p>1831</text:p>
          </table:table-cell>
          <table:table-cell office:value-type="float" office:value="1833" calcext:value-type="float">
            <text:p>18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1697" calcext:value-type="float">
            <text:p>16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1" calcext:value-type="float">
            <text:p>1731</text:p>
          </table:table-cell>
          <table:table-cell office:value-type="float" office:value="1950" calcext:value-type="float">
            <text:p>19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t Whit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5" calcext:value-type="float">
            <text:p>18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ter Raleig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14" calcext:value-type="float">
            <text:p>16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helm von Humbold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52" calcext:value-type="float">
            <text:p>1852</text:p>
          </table:table-cell>
          <table:table-cell office:value-type="float" office:value="1854" calcext:value-type="float">
            <text:p>1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Caxt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71" calcext:value-type="float">
            <text:p>1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Godw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3" calcext:value-type="float">
            <text:p>17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Graham Sum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83" calcext:value-type="float">
            <text:p>1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Harris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57" calcext:value-type="float">
            <text:p>15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Harve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28" calcext:value-type="float">
            <text:p>1628</text:p>
          </table:table-cell>
          <table:table-cell office:value-type="float" office:value="1909" calcext:value-type="float">
            <text:p>1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Pen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82" calcext:value-type="float">
            <text:p>16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Rop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26" calcext:value-type="float">
            <text:p>16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Wordswort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8" calcext:value-type="float">
            <text:p>17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elban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01" calcext:value-type="float">
            <text:p>19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llstonecraf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2" calcext:value-type="float">
            <text:p>17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nd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96" calcext:value-type="float">
            <text:p>1896</text:p>
          </table:table-cell>
          <table:table-cell office:value-type="float" office:value="1897" calcext:value-type="float">
            <text:p>18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table table:name="Germans_onl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uthor_set</text:p>
          </table:table-cell>
          <table:table-cell office:value-type="string" calcext:value-type="string">
            <text:p>wrote_Germa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Headline</text:p>
          </table:table-cell>
          <table:table-cell office:value-type="string" calcext:value-type="string">
            <text:p>Political</text:p>
          </table:table-cell>
          <table:table-cell office:value-type="string" calcext:value-type="string">
            <text:p>Socialist</text:p>
          </table:table-cell>
          <table:table-cell office:value-type="string" calcext:value-type="string">
            <text:p>wrote_English</text:p>
          </table:table-cell>
          <table:table-cell office:value-type="string" calcext:value-type="string">
            <text:p>wrote_French</text:p>
          </table:table-cell>
          <table:table-cell office:value-type="string" calcext:value-type="string">
            <text:p>wrote_Spanish</text:p>
          </table:table-cell>
          <table:table-cell office:value-type="string" calcext:value-type="string">
            <text:p>wrote_Italian</text:p>
          </table:table-cell>
          <table:table-cell office:value-type="string" calcext:value-type="string">
            <text:p>YearofPublication</text:p>
          </table:table-cell>
          <table:table-cell office:value-type="string" calcext:value-type="string">
            <text:p>YearofTranslationtoEnglish</text:p>
          </table:table-cell>
          <table:table-cell office:value-type="string" calcext:value-type="string">
            <text:p>wrote_Greek</text:p>
          </table:table-cell>
          <table:table-cell office:value-type="string" calcext:value-type="string">
            <text:p>wrote_Lat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 Bebe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83" calcext:value-type="float">
            <text:p>1883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thold Georg Niebuh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1" calcext:value-type="float">
            <text:p>1811</text:p>
          </table:table-cell>
          <table:table-cell office:value-type="float" office:value="1827" calcext:value-type="float">
            <text:p>18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 Stump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1" calcext:value-type="float">
            <text:p>191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usewitz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office:value-type="float" office:value="1873" calcext:value-type="float">
            <text:p>18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the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83" calcext:value-type="float">
            <text:p>1883</text:p>
          </table:table-cell>
          <table:table-cell office:value-type="float" office:value="1989" calcext:value-type="float">
            <text:p>19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 T A Hoffma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5" calcext:value-type="float">
            <text:p>1815</text:p>
          </table:table-cell>
          <table:table-cell office:value-type="float" office:value="1824" calcext:value-type="float">
            <text:p>18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binghau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85" calcext:value-type="float">
            <text:p>1885</text:p>
          </table:table-cell>
          <table:table-cell office:value-type="float" office:value="1913" calcext:value-type="float">
            <text:p>19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ard Bernste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99" calcext:value-type="float">
            <text:p>1899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ard von Hartma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69" calcext:value-type="float">
            <text:p>1869</text:p>
          </table:table-cell>
          <table:table-cell office:value-type="float" office:value="1884" calcext:value-type="float">
            <text:p>1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ard Zell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44" calcext:value-type="float">
            <text:p>1844</text:p>
          </table:table-cell>
          <table:table-cell office:value-type="float" office:value="1886" calcext:value-type="float">
            <text:p>18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dinand Lassalle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63" calcext:value-type="float">
            <text:p>1863</text:p>
          </table:table-cell>
          <table:table-cell office:value-type="float" office:value="1884" calcext:value-type="float">
            <text:p>1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dinand Tönni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87" calcext:value-type="float">
            <text:p>1887</text:p>
          </table:table-cell>
          <table:table-cell office:value-type="float" office:value="1940" calcext:value-type="float">
            <text:p>19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h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94" calcext:value-type="float">
            <text:p>1794</text:p>
          </table:table-cell>
          <table:table-cell office:value-type="float" office:value="1868" calcext:value-type="float">
            <text:p>18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z Brenta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74" calcext:value-type="float">
            <text:p>1874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g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79" calcext:value-type="float">
            <text:p>1879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Carl von Savign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03" calcext:value-type="float">
            <text:p>1803</text:p>
          </table:table-cell>
          <table:table-cell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Heinrich Jacob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81" calcext:value-type="float">
            <text:p>1781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Lis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41" calcext:value-type="float">
            <text:p>1841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Schill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eth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08" calcext:value-type="float">
            <text:p>1808</text:p>
          </table:table-cell>
          <table:table-cell office:value-type="float" office:value="1821" calcext:value-type="float">
            <text:p>18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thold Ephraim Less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48" calcext:value-type="float">
            <text:p>1748</text:p>
          </table:table-cell>
          <table:table-cell office:value-type="float" office:value="1825" calcext:value-type="float">
            <text:p>18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mmelshaus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68" calcext:value-type="float">
            <text:p>1668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 Freyta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55" calcext:value-type="float">
            <text:p>1855</text:p>
          </table:table-cell>
          <table:table-cell office:value-type="float" office:value="1857" calcext:value-type="float">
            <text:p>18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a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59" calcext:value-type="float">
            <text:p>1759</text:p>
          </table:table-cell>
          <table:table-cell office:value-type="float" office:value="1967" calcext:value-type="float">
            <text:p>19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mholt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847" calcext:value-type="float">
            <text:p>18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bar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3" calcext:value-type="float">
            <text:p>1813</text:p>
          </table:table-cell>
          <table:table-cell office:value-type="float" office:value="1891" calcext:value-type="float">
            <text:p>18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ann Coh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9" calcext:value-type="float">
            <text:p>1919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ann Lotz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56" calcext:value-type="float">
            <text:p>1856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ölderl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97" calcext:value-type="float">
            <text:p>1797</text:p>
          </table:table-cell>
          <table:table-cell office:value-type="float" office:value="1965" calcext:value-type="float">
            <text:p>19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anuel Kan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85" calcext:value-type="float">
            <text:p>1785</text:p>
          </table:table-cell>
          <table:table-cell office:value-type="float" office:value="1895" calcext:value-type="float">
            <text:p>18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fk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5" calcext:value-type="float">
            <text:p>1915</text:p>
          </table:table-cell>
          <table:table-cell office:value-type="float" office:value="1937" calcext:value-type="float">
            <text:p>19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ülp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895" calcext:value-type="float">
            <text:p>18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dwig Büch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55" calcext:value-type="float">
            <text:p>1855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dwig Feuerbach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41" calcext:value-type="float">
            <text:p>1841</text:p>
          </table:table-cell>
          <table:table-cell office:value-type="float" office:value="1854" calcext:value-type="float">
            <text:p>1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 Luth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17" calcext:value-type="float">
            <text:p>1517</text:p>
          </table:table-cell>
          <table:table-cell office:value-type="float" office:value="1830" calcext:value-type="float">
            <text:p>18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Stir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45" calcext:value-type="float">
            <text:p>1845</text:p>
          </table:table-cell>
          <table:table-cell office:value-type="float" office:value="1907" calcext:value-type="float">
            <text:p>19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es Hes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42" calcext:value-type="float">
            <text:p>1842</text:p>
          </table:table-cell>
          <table:table-cell office:value-type="float" office:value="1846" calcext:value-type="float">
            <text:p>18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etzsch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83" calcext:value-type="float">
            <text:p>1883</text:p>
          </table:table-cell>
          <table:table-cell office:value-type="float" office:value="1896" calcext:value-type="float">
            <text:p>18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office:value-type="float" office:value="1840" calcext:value-type="float">
            <text:p>18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l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0" calcext:value-type="float">
            <text:p>1910</text:p>
          </table:table-cell>
          <table:table-cell office:value-type="float" office:value="1930" calcext:value-type="float">
            <text:p>19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bertus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50" calcext:value-type="float">
            <text:p>1850</text:p>
          </table:table-cell>
          <table:table-cell office:value-type="float" office:value="1898" calcext:value-type="float">
            <text:p>1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äff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74" calcext:value-type="float">
            <text:p>1874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l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3" calcext:value-type="float">
            <text:p>1913</text:p>
          </table:table-cell>
          <table:table-cell office:value-type="float" office:value="1954" calcext:value-type="float">
            <text:p>19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leiermac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office:value-type="float" office:value="1850" calcext:value-type="float">
            <text:p>18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moll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84" calcext:value-type="float">
            <text:p>1884</text:p>
          </table:table-cell>
          <table:table-cell office:value-type="float" office:value="1897" calcext:value-type="float">
            <text:p>18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penhau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office:value-type="float" office:value="1883" calcext:value-type="float">
            <text:p>1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me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bar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odor Fonta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94" calcext:value-type="float">
            <text:p>1894</text:p>
          </table:table-cell>
          <table:table-cell office:value-type="float" office:value="1914" calcext:value-type="float">
            <text:p>19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Ma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01" calcext:value-type="float">
            <text:p>1901</text:p>
          </table:table-cell>
          <table:table-cell office:value-type="float" office:value="1924" calcext:value-type="float">
            <text:p>19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ün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26" calcext:value-type="float">
            <text:p>1826</text:p>
          </table:table-cell>
          <table:table-cell office:value-type="float" office:value="1966" calcext:value-type="float">
            <text:p>19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helm von Humbold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52" calcext:value-type="float">
            <text:p>1852</text:p>
          </table:table-cell>
          <table:table-cell office:value-type="float" office:value="1854" calcext:value-type="float">
            <text:p>1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elban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01" calcext:value-type="float">
            <text:p>19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nd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96" calcext:value-type="float">
            <text:p>1896</text:p>
          </table:table-cell>
          <table:table-cell office:value-type="float" office:value="1897" calcext:value-type="float">
            <text:p>18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table table:name="Germans_only_Freud_Web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uthor_set</text:p>
          </table:table-cell>
          <table:table-cell office:value-type="string" calcext:value-type="string">
            <text:p>wrote_Germa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Headline</text:p>
          </table:table-cell>
          <table:table-cell office:value-type="string" calcext:value-type="string">
            <text:p>Political</text:p>
          </table:table-cell>
          <table:table-cell office:value-type="string" calcext:value-type="string">
            <text:p>Socialist</text:p>
          </table:table-cell>
          <table:table-cell office:value-type="string" calcext:value-type="string">
            <text:p>wrote_English</text:p>
          </table:table-cell>
          <table:table-cell office:value-type="string" calcext:value-type="string">
            <text:p>wrote_French</text:p>
          </table:table-cell>
          <table:table-cell office:value-type="string" calcext:value-type="string">
            <text:p>wrote_Spanish</text:p>
          </table:table-cell>
          <table:table-cell office:value-type="string" calcext:value-type="string">
            <text:p>wrote_Italian</text:p>
          </table:table-cell>
          <table:table-cell office:value-type="string" calcext:value-type="string">
            <text:p>YearofPublication</text:p>
          </table:table-cell>
          <table:table-cell office:value-type="string" calcext:value-type="string">
            <text:p>YearofTranslationtoEnglish</text:p>
          </table:table-cell>
          <table:table-cell office:value-type="string" calcext:value-type="string">
            <text:p>wrote_Greek</text:p>
          </table:table-cell>
          <table:table-cell office:value-type="string" calcext:value-type="string">
            <text:p>wrote_Lat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 Bebe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83" calcext:value-type="float">
            <text:p>1883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thold Georg Niebuh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1" calcext:value-type="float">
            <text:p>1811</text:p>
          </table:table-cell>
          <table:table-cell office:value-type="float" office:value="1827" calcext:value-type="float">
            <text:p>18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 Stump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1" calcext:value-type="float">
            <text:p>191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usewitz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office:value-type="float" office:value="1873" calcext:value-type="float">
            <text:p>18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the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83" calcext:value-type="float">
            <text:p>1883</text:p>
          </table:table-cell>
          <table:table-cell office:value-type="float" office:value="1989" calcext:value-type="float">
            <text:p>19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 T A Hoffma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5" calcext:value-type="float">
            <text:p>1815</text:p>
          </table:table-cell>
          <table:table-cell office:value-type="float" office:value="1824" calcext:value-type="float">
            <text:p>18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binghau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85" calcext:value-type="float">
            <text:p>1885</text:p>
          </table:table-cell>
          <table:table-cell office:value-type="float" office:value="1913" calcext:value-type="float">
            <text:p>19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ard Bernste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99" calcext:value-type="float">
            <text:p>1899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ard von Hartma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69" calcext:value-type="float">
            <text:p>1869</text:p>
          </table:table-cell>
          <table:table-cell office:value-type="float" office:value="1884" calcext:value-type="float">
            <text:p>1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ard Zell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44" calcext:value-type="float">
            <text:p>1844</text:p>
          </table:table-cell>
          <table:table-cell office:value-type="float" office:value="1886" calcext:value-type="float">
            <text:p>18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dinand Lassalle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63" calcext:value-type="float">
            <text:p>1863</text:p>
          </table:table-cell>
          <table:table-cell office:value-type="float" office:value="1884" calcext:value-type="float">
            <text:p>1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dinand Tönni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87" calcext:value-type="float">
            <text:p>1887</text:p>
          </table:table-cell>
          <table:table-cell office:value-type="float" office:value="1940" calcext:value-type="float">
            <text:p>19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h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94" calcext:value-type="float">
            <text:p>1794</text:p>
          </table:table-cell>
          <table:table-cell office:value-type="float" office:value="1868" calcext:value-type="float">
            <text:p>18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z Brenta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74" calcext:value-type="float">
            <text:p>1874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g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79" calcext:value-type="float">
            <text:p>1879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Carl von Savign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03" calcext:value-type="float">
            <text:p>1803</text:p>
          </table:table-cell>
          <table:table-cell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Heinrich Jacob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81" calcext:value-type="float">
            <text:p>1781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Lis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41" calcext:value-type="float">
            <text:p>1841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Schill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eth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08" calcext:value-type="float">
            <text:p>1808</text:p>
          </table:table-cell>
          <table:table-cell office:value-type="float" office:value="1821" calcext:value-type="float">
            <text:p>18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thold Ephraim Less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48" calcext:value-type="float">
            <text:p>1748</text:p>
          </table:table-cell>
          <table:table-cell office:value-type="float" office:value="1825" calcext:value-type="float">
            <text:p>18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mmelshaus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68" calcext:value-type="float">
            <text:p>1668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 Freyta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55" calcext:value-type="float">
            <text:p>1855</text:p>
          </table:table-cell>
          <table:table-cell office:value-type="float" office:value="1857" calcext:value-type="float">
            <text:p>18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a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59" calcext:value-type="float">
            <text:p>1759</text:p>
          </table:table-cell>
          <table:table-cell office:value-type="float" office:value="1967" calcext:value-type="float">
            <text:p>19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mholt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847" calcext:value-type="float">
            <text:p>18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bar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3" calcext:value-type="float">
            <text:p>1813</text:p>
          </table:table-cell>
          <table:table-cell office:value-type="float" office:value="1891" calcext:value-type="float">
            <text:p>18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ann Coh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9" calcext:value-type="float">
            <text:p>1919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ann Lotz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56" calcext:value-type="float">
            <text:p>1856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ölderl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97" calcext:value-type="float">
            <text:p>1797</text:p>
          </table:table-cell>
          <table:table-cell office:value-type="float" office:value="1965" calcext:value-type="float">
            <text:p>19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anuel Kan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85" calcext:value-type="float">
            <text:p>1785</text:p>
          </table:table-cell>
          <table:table-cell office:value-type="float" office:value="1895" calcext:value-type="float">
            <text:p>18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fk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5" calcext:value-type="float">
            <text:p>1915</text:p>
          </table:table-cell>
          <table:table-cell office:value-type="float" office:value="1937" calcext:value-type="float">
            <text:p>19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ülp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895" calcext:value-type="float">
            <text:p>18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dwig Büch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55" calcext:value-type="float">
            <text:p>1855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dwig Feuerbach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41" calcext:value-type="float">
            <text:p>1841</text:p>
          </table:table-cell>
          <table:table-cell office:value-type="float" office:value="1854" calcext:value-type="float">
            <text:p>1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 Luth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17" calcext:value-type="float">
            <text:p>1517</text:p>
          </table:table-cell>
          <table:table-cell office:value-type="float" office:value="1830" calcext:value-type="float">
            <text:p>18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Stir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45" calcext:value-type="float">
            <text:p>1845</text:p>
          </table:table-cell>
          <table:table-cell office:value-type="float" office:value="1907" calcext:value-type="float">
            <text:p>19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es Hes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42" calcext:value-type="float">
            <text:p>1842</text:p>
          </table:table-cell>
          <table:table-cell office:value-type="float" office:value="1846" calcext:value-type="float">
            <text:p>18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etzsch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83" calcext:value-type="float">
            <text:p>1883</text:p>
          </table:table-cell>
          <table:table-cell office:value-type="float" office:value="1896" calcext:value-type="float">
            <text:p>18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office:value-type="float" office:value="1840" calcext:value-type="float">
            <text:p>18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l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0" calcext:value-type="float">
            <text:p>1910</text:p>
          </table:table-cell>
          <table:table-cell office:value-type="float" office:value="1930" calcext:value-type="float">
            <text:p>19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bertus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50" calcext:value-type="float">
            <text:p>1850</text:p>
          </table:table-cell>
          <table:table-cell office:value-type="float" office:value="1898" calcext:value-type="float">
            <text:p>1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äff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74" calcext:value-type="float">
            <text:p>1874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l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3" calcext:value-type="float">
            <text:p>1913</text:p>
          </table:table-cell>
          <table:table-cell office:value-type="float" office:value="1954" calcext:value-type="float">
            <text:p>19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leiermac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office:value-type="float" office:value="1850" calcext:value-type="float">
            <text:p>18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moll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84" calcext:value-type="float">
            <text:p>1884</text:p>
          </table:table-cell>
          <table:table-cell office:value-type="float" office:value="1897" calcext:value-type="float">
            <text:p>18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penhau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office:value-type="float" office:value="1883" calcext:value-type="float">
            <text:p>1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me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bar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odor Fonta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94" calcext:value-type="float">
            <text:p>1894</text:p>
          </table:table-cell>
          <table:table-cell office:value-type="float" office:value="1914" calcext:value-type="float">
            <text:p>19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Ma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01" calcext:value-type="float">
            <text:p>1901</text:p>
          </table:table-cell>
          <table:table-cell office:value-type="float" office:value="1924" calcext:value-type="float">
            <text:p>19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ün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26" calcext:value-type="float">
            <text:p>1826</text:p>
          </table:table-cell>
          <table:table-cell office:value-type="float" office:value="1966" calcext:value-type="float">
            <text:p>19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helm von Humbold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52" calcext:value-type="float">
            <text:p>1852</text:p>
          </table:table-cell>
          <table:table-cell office:value-type="float" office:value="1854" calcext:value-type="float">
            <text:p>1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elban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01" calcext:value-type="float">
            <text:p>19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nd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96" calcext:value-type="float">
            <text:p>1896</text:p>
          </table:table-cell>
          <table:table-cell office:value-type="float" office:value="1897" calcext:value-type="float">
            <text:p>18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99" calcext:value-type="float">
            <text:p>1899</text:p>
          </table:table-cell>
          <table:table-cell office:value-type="float" office:value="1913" calcext:value-type="float">
            <text:p>19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Web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22" calcext:value-type="float">
            <text:p>1922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table table:name="JPE_German_language" table:style-name="ta1">
        <office:forms form:automatic-focus="false" form:apply-design-mode="false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German_language</text:p>
          </table:table-cell>
        </table:table-row>
        <table:table-row table:style-name="ro1">
          <table:table-cell office:value-type="string" calcext:value-type="string">
            <text:p>Abraham Lincol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m Smi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schyl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s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ssandro Manzon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ander Hamilt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ander Po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deus Wend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roise Par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in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bald Geik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stot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nold Ru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beron Herbe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gust Beb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guste Com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gust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kun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thold Georg Niebuh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sti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jamin Const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jamin Frankl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th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rnard Bolz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nq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no Bau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no Hildebr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l Stump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llin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rva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les Fouri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uc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tian Schreib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tian Wilhelm von Doh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ce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usewi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pernic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te Alighie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 Ricar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car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etrich Tiede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lth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toyevsk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yd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rkhei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.T.A. Hoff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bbingha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mund Bur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mund Spen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uard Bene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uard Bernste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uard Zell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uard von Hart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ward Bellam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ward Jen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ictet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gen Düh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ipid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rad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dinand Lassal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dinand Tönn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ch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nz Brent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derick Dougl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edrich A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edrich Carl von Savign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edrich Heinrich Jacob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edrich Kra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edrich Li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edrich Schill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edrich Schleg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 Schultz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issa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et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tthold Ephraim Less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ttlob Ernst Schulz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immelshaus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stav Freyta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stav Schönbe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ns Christian Anders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inrich Fe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lmhol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nry Field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nry Geor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ba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bert Spenc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mann Coh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mann Lotz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odot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ppocra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ppolyte Ta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bb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ölderl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zaak Walt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mes Fitzjames Steph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mes Madi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an Rac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 Buny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 C. Calho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 Calv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 Kno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 Loc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 Rusk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 Woolm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nathan Swif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seph Lis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fk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l Kn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lv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mp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opotk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no Fisc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ül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spey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ibni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rd Act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rd By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wig Büch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wig Feuerba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jo Brent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avel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län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o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th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cus Aureli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low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in Lut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 Stir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zzin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liè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taig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tesqui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es He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es Mendelssoh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ssau Seni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or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t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etzs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iver Goldsmi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iver Wendell Holm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scar Wil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to Lieb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to Pfleider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te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dro Calderón de la Bar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cy Bysshe Shell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c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erre Corneil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iny the Youn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utar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udh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lph Waldo Emer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chard Cobd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l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ert Brown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ert Bur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ert Ow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dbert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dolf Hay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inte-Beu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uel John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el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leiermac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moll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openhau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äff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gismund Be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m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on Newcom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smond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mba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phoc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oz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cit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dor Fonta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dor Lip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mas Abb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mas Brow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mas Carly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mas Jeffer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mas 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mas M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rea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cydid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ün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cquevil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ctor Hug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lt Whitm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lter Rale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ntsc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helm Drobis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helm Rosc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helm von Humbold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liam Caxt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liam Godw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liam Graham Sum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liam Harri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liam Harv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liam Pe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liam Wordswor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delb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llstonecraf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und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 Gouges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ermans_only_German_language" table:style-name="ta1">
        <office:forms form:automatic-focus="false" form:apply-design-mode="false"/>
        <table:table-column table:style-name="co15" table:default-cell-style-name="Default"/>
        <table:table-column table:style-name="co14" table:number-columns-repeated="1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wrote_German</text:p>
          </table:table-cell>
          <table:table-cell office:value-type="string" calcext:value-type="string">
            <text:p>German_languag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adeus Wend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Arnold Rug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August Bebe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Barthold Georg Niebuh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Bernard Bolzano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Bruno Bau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Bruno Hildebran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Carl Stump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Christian Schreib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Christian Wilhelm von Dohm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Clausewit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Dietrich Tiedeman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Dilthe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E T A Hoffman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Ebbinghau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Eduard Benek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Eduard Bernstei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Eduard Zell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Eduard von Hartman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Eugen Dühring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Ferdinand Lassall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Ferdinand Tönni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Ficht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Franz Brentano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Freg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Friedrich A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Friedrich Carlvon Savign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Friedrich Heinrich Jacobi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Friedrich Kraus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Friedrich 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Friedrich Schill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Friedrich Schlege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Fritz Schultz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Goeth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Gotthold Ephraim Lessing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Gottlob Ernst Schulz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Grimmelshause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Gustav Freytag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Gustav Schönberg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Haman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Heinrich Fed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Helmholt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Herbar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Herd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Hermann Cohe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Hermann Lotz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Hölderli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Kafk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Karl Kni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Kuno Fisch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Külp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Laspeyr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Ludwig Büchn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Ludwig Feuerbach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Mainländ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Martin Luth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Max Stirn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Moses Hes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Moses Mendelssoh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Nator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Nietzsch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Otto Liebman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Rank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Rilk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Rodbertu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Rudolf Haym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Schel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Schleiermach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Schmoll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Schopenhau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Schäffl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Sigismund Beck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Simme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Sombar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Theodor Fonta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Theodor Lipp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Thomas Abb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style-name="ce1"/>
          <table:table-cell/>
        </table:table-row>
        <table:table-row table:style-name="ro1">
          <table:table-cell office:value-type="string" calcext:value-type="string">
            <text:p>Thomas Man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style-name="ce1"/>
          <table:table-cell/>
        </table:table-row>
        <table:table-row table:style-name="ro1">
          <table:table-cell office:value-type="string" calcext:value-type="string">
            <text:p>Thün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style-name="ce1"/>
          <table:table-cell/>
        </table:table-row>
        <table:table-row table:style-name="ro1">
          <table:table-cell office:value-type="string" calcext:value-type="string">
            <text:p>Wentsc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style-name="ce1"/>
          <table:table-cell/>
        </table:table-row>
        <table:table-row table:style-name="ro1">
          <table:table-cell office:value-type="string" calcext:value-type="string">
            <text:p>Wilhelm Drobisc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style-name="ce1"/>
          <table:table-cell/>
        </table:table-row>
        <table:table-row table:style-name="ro1">
          <table:table-cell office:value-type="string" calcext:value-type="string">
            <text:p>Wilhelm Rosc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style-name="ce1"/>
          <table:table-cell/>
        </table:table-row>
        <table:table-row table:style-name="ro1">
          <table:table-cell office:value-type="string" calcext:value-type="string">
            <text:p>Wilhelmvon Humbold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style-name="ce1"/>
          <table:table-cell/>
        </table:table-row>
        <table:table-row table:style-name="ro1">
          <table:table-cell office:value-type="string" calcext:value-type="string">
            <text:p>Windelba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style-name="ce1"/>
          <table:table-cell/>
        </table:table-row>
        <table:table-row table:style-name="ro1">
          <table:table-cell office:value-type="string" calcext:value-type="string">
            <text:p>Wund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style-name="ce1"/>
          <table:table-cell/>
        </table:table-row>
        <table:table-row table:style-name="ro1" table:number-rows-repeated="216">
          <table:table-cell table:number-columns-repeated="12"/>
          <table:table-cell table:style-name="ce1"/>
          <table:table-cell/>
        </table:table-row>
        <table:table-row table:style-name="ro1" table:number-rows-repeated="151">
          <table:table-cell table:number-columns-repeated="13"/>
          <table:table-cell table:style-name="ce1"/>
        </table:table-row>
        <table:table-row table:style-name="ro1" table:number-rows-repeated="151">
          <table:table-cell table:number-columns-repeated="12"/>
          <table:table-cell table:style-name="ce1"/>
          <table:table-cell/>
        </table:table-row>
        <table:table-row table:style-name="ro1" table:number-rows-repeated="28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5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6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48">
          <table:table-cell table:number-columns-repeated="12"/>
          <table:table-cell table:style-name="ce1"/>
          <table:table-cell/>
        </table:table-row>
        <table:table-row table:style-name="ro1" table:number-rows-repeated="2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7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1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6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30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16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11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11">
          <table:table-cell table:number-columns-repeated="14"/>
        </table:table-row>
        <table:table-row table:style-name="ro1" table:number-rows-repeated="3">
          <table:table-cell table:number-columns-repeated="13"/>
          <table:table-cell table:style-name="ce1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56">
          <table:table-cell table:number-columns-repeated="13"/>
          <table:table-cell table:style-name="ce1"/>
        </table:table-row>
        <table:table-row table:style-name="ro1" table:number-rows-repeated="303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 table:number-rows-repeated="151">
          <table:table-cell table:number-columns-repeated="14"/>
        </table:table-row>
        <table:table-row table:style-name="ro1" table:number-rows-repeated="154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9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5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1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1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6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7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8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64">
          <table:table-cell table:number-columns-repeated="12"/>
          <table:table-cell table:style-name="ce1"/>
          <table:table-cell/>
        </table:table-row>
        <table:table-row table:style-name="ro1" table:number-rows-repeated="30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5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7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9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9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73">
          <table:table-cell table:number-columns-repeated="12"/>
          <table:table-cell table:style-name="ce1"/>
          <table:table-cell/>
        </table:table-row>
        <table:table-row table:style-name="ro1" table:number-rows-repeated="15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8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88">
          <table:table-cell table:number-columns-repeated="12"/>
          <table:table-cell table:style-name="ce1"/>
          <table:table-cell/>
        </table:table-row>
        <table:table-row table:style-name="ro1" table:number-rows-repeated="78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0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152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8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5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1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9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52">
          <table:table-cell table:number-columns-repeated="12"/>
          <table:table-cell table:style-name="ce1"/>
          <table:table-cell/>
        </table:table-row>
        <table:table-row table:style-name="ro1" table:number-rows-repeated="302">
          <table:table-cell table:number-columns-repeated="14"/>
        </table:table-row>
        <table:table-row table:style-name="ro1" table:number-rows-repeated="15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 table:number-rows-repeated="5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5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1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6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3">
          <table:table-cell table:number-columns-repeated="12"/>
          <table:table-cell table:style-name="ce1"/>
          <table:table-cell/>
        </table:table-row>
        <table:table-row table:style-name="ro1" table:number-rows-repeated="28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6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6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 table:number-rows-repeated="7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8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8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10">
          <table:table-cell table:number-columns-repeated="12"/>
          <table:table-cell table:style-name="ce1"/>
          <table:table-cell/>
        </table:table-row>
        <table:table-row table:style-name="ro1" table:number-rows-repeated="6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5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1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158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3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6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5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8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71">
          <table:table-cell table:number-columns-repeated="12"/>
          <table:table-cell table:style-name="ce1"/>
          <table:table-cell/>
        </table:table-row>
        <table:table-row table:style-name="ro1" table:number-rows-repeated="36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8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58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5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2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8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93">
          <table:table-cell table:number-columns-repeated="12"/>
          <table:table-cell table:style-name="ce1"/>
          <table:table-cell/>
        </table:table-row>
        <table:table-row table:style-name="ro1" table:number-rows-repeated="476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5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5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10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6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71">
          <table:table-cell table:number-columns-repeated="12"/>
          <table:table-cell table:style-name="ce1"/>
          <table:table-cell/>
        </table:table-row>
        <table:table-row table:style-name="ro1" table:number-rows-repeated="151">
          <table:table-cell table:number-columns-repeated="14"/>
        </table:table-row>
        <table:table-row table:style-name="ro1" table:number-rows-repeated="151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5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72">
          <table:table-cell table:number-columns-repeated="12"/>
          <table:table-cell table:style-name="ce1"/>
          <table:table-cell/>
        </table:table-row>
        <table:table-row table:style-name="ro1" table:number-rows-repeated="31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78">
          <table:table-cell table:number-columns-repeated="12"/>
          <table:table-cell table:style-name="ce1"/>
          <table:table-cell/>
        </table:table-row>
        <table:table-row table:style-name="ro1" table:number-rows-repeated="3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27">
          <table:table-cell table:number-columns-repeated="12"/>
          <table:table-cell table:style-name="ce1"/>
          <table:table-cell/>
        </table:table-row>
        <table:table-row table:style-name="ro1" table:number-rows-repeated="16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7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66">
          <table:table-cell table:number-columns-repeated="12"/>
          <table:table-cell table:style-name="ce1"/>
          <table:table-cell/>
        </table:table-row>
        <table:table-row table:style-name="ro1" table:number-rows-repeated="19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102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0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 table:number-rows-repeated="67">
          <table:table-cell table:number-columns-repeated="12"/>
          <table:table-cell table:style-name="ce1"/>
          <table:table-cell/>
        </table:table-row>
        <table:table-row table:style-name="ro1" table:number-rows-repeated="27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50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8">
          <table:table-cell table:number-columns-repeated="14"/>
        </table:table-row>
        <table:table-row table:style-name="ro1" table:number-rows-repeated="2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8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33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15">
          <table:table-cell table:number-columns-repeated="13"/>
          <table:table-cell table:style-name="ce1"/>
        </table:table-row>
        <table:table-row table:style-name="ro1" table:number-rows-repeated="208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7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2">
          <table:table-cell table:number-columns-repeated="12"/>
          <table:table-cell table:style-name="ce1"/>
          <table:table-cell/>
        </table:table-row>
        <table:table-row table:style-name="ro1" table:number-rows-repeated="49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3">
          <table:table-cell table:number-columns-repeated="14"/>
        </table:table-row>
        <table:table-row table:style-name="ro1" table:number-rows-repeated="6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8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4">
          <table:table-cell table:number-columns-repeated="12"/>
          <table:table-cell table:style-name="ce1"/>
          <table:table-cell/>
        </table:table-row>
        <table:table-row table:style-name="ro1" table:number-rows-repeated="78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6">
          <table:table-cell table:number-columns-repeated="14"/>
        </table:table-row>
        <table:table-row table:style-name="ro1" table:number-rows-repeated="7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5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20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10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9">
          <table:table-cell table:number-columns-repeated="12"/>
          <table:table-cell table:style-name="ce1"/>
          <table:table-cell/>
        </table:table-row>
        <table:table-row table:style-name="ro1" table:number-rows-repeated="66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1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17">
          <table:table-cell table:number-columns-repeated="12"/>
          <table:table-cell table:style-name="ce1"/>
          <table:table-cell/>
        </table:table-row>
        <table:table-row table:style-name="ro1" table:number-rows-repeated="209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8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4">
          <table:table-cell table:number-columns-repeated="12"/>
          <table:table-cell table:style-name="ce1"/>
          <table:table-cell/>
        </table:table-row>
        <table:table-row table:style-name="ro1" table:number-rows-repeated="17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1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3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15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19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7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6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65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3"/>
          <table:table-cell table:style-name="ce1"/>
        </table:table-row>
        <table:table-row table:style-name="ro1" table:number-rows-repeated="2">
          <table:table-cell table:number-columns-repeated="14"/>
        </table:table-row>
        <table:table-row table:style-name="ro1" table:number-rows-repeated="15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5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5">
          <table:table-cell table:number-columns-repeated="13"/>
          <table:table-cell table:style-name="ce1"/>
        </table:table-row>
        <table:table-row table:style-name="ro1" table:number-rows-repeated="302">
          <table:table-cell table:number-columns-repeated="12"/>
          <table:table-cell table:style-name="ce1"/>
          <table:table-cell/>
        </table:table-row>
        <table:table-row table:style-name="ro1" table:number-rows-repeated="4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9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8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8">
          <table:table-cell table:number-columns-repeated="12"/>
          <table:table-cell table:style-name="ce1"/>
          <table:table-cell/>
        </table:table-row>
        <table:table-row table:style-name="ro1" table:number-rows-repeated="7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7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5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140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8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7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86">
          <table:table-cell table:number-columns-repeated="12"/>
          <table:table-cell table:style-name="ce1"/>
          <table:table-cell/>
        </table:table-row>
        <table:table-row table:style-name="ro1" table:number-rows-repeated="3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15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4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66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65">
          <table:table-cell table:number-columns-repeated="12"/>
          <table:table-cell table:style-name="ce1"/>
          <table:table-cell/>
        </table:table-row>
        <table:table-row table:style-name="ro1" table:number-rows-repeated="49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28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3"/>
          <table:table-cell table:style-name="ce1"/>
        </table:table-row>
        <table:table-row table:style-name="ro1" table:number-rows-repeated="5">
          <table:table-cell table:number-columns-repeated="14"/>
        </table:table-row>
        <table:table-row table:style-name="ro1" table:number-rows-repeated="3">
          <table:table-cell table:number-columns-repeated="13"/>
          <table:table-cell table:style-name="ce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3">
          <table:table-cell table:number-columns-repeated="14"/>
        </table:table-row>
        <table:table-row table:style-name="ro1" table:number-rows-repeated="8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18">
          <table:table-cell table:number-columns-repeated="13"/>
          <table:table-cell table:style-name="ce1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6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1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57">
          <table:table-cell table:number-columns-repeated="12"/>
          <table:table-cell table:style-name="ce1"/>
          <table:table-cell/>
        </table:table-row>
        <table:table-row table:style-name="ro1" table:number-rows-repeated="217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26">
          <table:table-cell table:number-columns-repeated="14"/>
        </table:table-row>
        <table:table-row table:style-name="ro1" table:number-rows-repeated="7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31">
          <table:table-cell table:number-columns-repeated="13"/>
          <table:table-cell table:style-name="ce1"/>
        </table:table-row>
        <table:table-row table:style-name="ro1" table:number-rows-repeated="16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57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1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5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6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14">
          <table:table-cell table:number-columns-repeated="12"/>
          <table:table-cell table:style-name="ce1"/>
          <table:table-cell/>
        </table:table-row>
        <table:table-row table:style-name="ro1" table:number-rows-repeated="229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6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43">
          <table:table-cell table:number-columns-repeated="12"/>
          <table:table-cell table:style-name="ce1"/>
          <table:table-cell/>
        </table:table-row>
        <table:table-row table:style-name="ro1" table:number-rows-repeated="49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9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5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2">
          <table:table-cell table:number-columns-repeated="12"/>
          <table:table-cell table:style-name="ce1"/>
          <table:table-cell/>
        </table:table-row>
        <table:table-row table:style-name="ro1" table:number-rows-repeated="1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0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58">
          <table:table-cell table:number-columns-repeated="12"/>
          <table:table-cell table:style-name="ce1"/>
          <table:table-cell/>
        </table:table-row>
        <table:table-row table:style-name="ro1" table:number-rows-repeated="517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8">
          <table:table-cell table:number-columns-repeated="14"/>
        </table:table-row>
        <table:table-row table:style-name="ro1" table:number-rows-repeated="8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2">
          <table:table-cell table:number-columns-repeated="12"/>
          <table:table-cell table:style-name="ce1"/>
          <table:table-cell/>
        </table:table-row>
        <table:table-row table:style-name="ro1" table:number-rows-repeated="179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7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9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9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66">
          <table:table-cell table:number-columns-repeated="12"/>
          <table:table-cell table:style-name="ce1"/>
          <table:table-cell/>
        </table:table-row>
        <table:table-row table:style-name="ro1" table:number-rows-repeated="56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6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6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19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1">
          <table:table-cell table:number-columns-repeated="12"/>
          <table:table-cell table:style-name="ce1"/>
          <table:table-cell/>
        </table:table-row>
        <table:table-row table:style-name="ro1" table:number-rows-repeated="153">
          <table:table-cell table:number-columns-repeated="14"/>
        </table:table-row>
        <table:table-row table:style-name="ro1" table:number-rows-repeated="2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2">
          <table:table-cell table:number-columns-repeated="14"/>
        </table:table-row>
        <table:table-row table:style-name="ro1" table:number-rows-repeated="3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8">
          <table:table-cell table:number-columns-repeated="14"/>
        </table:table-row>
        <table:table-row table:style-name="ro1" table:number-rows-repeated="2">
          <table:table-cell table:number-columns-repeated="13"/>
          <table:table-cell table:style-name="ce1"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13"/>
          <table:table-cell table:style-name="ce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4">
          <table:table-cell table:number-columns-repeated="14"/>
        </table:table-row>
        <table:table-row table:style-name="ro1" table:number-rows-repeated="8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8">
          <table:table-cell table:number-columns-repeated="13"/>
          <table:table-cell table:style-name="ce1"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6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69">
          <table:table-cell table:number-columns-repeated="13"/>
          <table:table-cell table:style-name="ce1"/>
        </table:table-row>
        <table:table-row table:style-name="ro1" table:number-rows-repeated="151">
          <table:table-cell table:number-columns-repeated="14"/>
        </table:table-row>
        <table:table-row table:style-name="ro1" table:number-rows-repeated="118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6">
          <table:table-cell table:number-columns-repeated="14"/>
        </table:table-row>
        <table:table-row table:style-name="ro1" table:number-rows-repeated="10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163">
          <table:table-cell table:number-columns-repeated="14"/>
        </table:table-row>
        <table:table-row table:style-name="ro1" table:number-rows-repeated="5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133">
          <table:table-cell table:number-columns-repeated="12"/>
          <table:table-cell table:style-name="ce1"/>
          <table:table-cell/>
        </table:table-row>
        <table:table-row table:style-name="ro1" table:number-rows-repeated="49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8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5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5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2">
          <table:table-cell table:number-columns-repeated="12"/>
          <table:table-cell table:style-name="ce1"/>
          <table:table-cell/>
        </table:table-row>
        <table:table-row table:style-name="ro1" table:number-rows-repeated="30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5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5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93">
          <table:table-cell table:number-columns-repeated="13"/>
          <table:table-cell table:style-name="ce1"/>
        </table:table-row>
        <table:table-row table:style-name="ro1" table:number-rows-repeated="166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79">
          <table:table-cell table:number-columns-repeated="12"/>
          <table:table-cell table:style-name="ce1"/>
          <table:table-cell/>
        </table:table-row>
        <table:table-row table:style-name="ro1" table:number-rows-repeated="2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7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2">
          <table:table-cell table:number-columns-repeated="14"/>
        </table:table-row>
        <table:table-row table:style-name="ro1" table:number-rows-repeated="5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64">
          <table:table-cell table:number-columns-repeated="12"/>
          <table:table-cell table:style-name="ce1"/>
          <table:table-cell/>
        </table:table-row>
        <table:table-row table:style-name="ro1" table:number-rows-repeated="15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5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7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5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106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138">
          <table:table-cell table:number-columns-repeated="12"/>
          <table:table-cell table:style-name="ce1"/>
          <table:table-cell/>
        </table:table-row>
        <table:table-row table:style-name="ro1" table:number-rows-repeated="4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8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0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9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7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57">
          <table:table-cell table:number-columns-repeated="12"/>
          <table:table-cell table:style-name="ce1"/>
          <table:table-cell/>
        </table:table-row>
        <table:table-row table:style-name="ro1" table:number-rows-repeated="11">
          <table:table-cell table:number-columns-repeated="13"/>
          <table:table-cell table:style-name="ce1"/>
        </table:table-row>
        <table:table-row table:style-name="ro1" table:number-rows-repeated="2">
          <table:table-cell table:number-columns-repeated="14"/>
        </table:table-row>
        <table:table-row table:style-name="ro1" table:number-rows-repeated="138">
          <table:table-cell table:number-columns-repeated="13"/>
          <table:table-cell table:style-name="ce1"/>
        </table:table-row>
        <table:table-row table:style-name="ro1" table:number-rows-repeated="151">
          <table:table-cell table:number-columns-repeated="12"/>
          <table:table-cell table:style-name="ce1"/>
          <table:table-cell/>
        </table:table-row>
        <table:table-row table:style-name="ro1" table:number-rows-repeated="49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24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4">
          <table:table-cell table:number-columns-repeated="14"/>
        </table:table-row>
        <table:table-row table:style-name="ro1" table:number-rows-repeated="3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5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16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7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7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13">
          <table:table-cell table:number-columns-repeated="13"/>
          <table:table-cell table:style-name="ce1"/>
        </table:table-row>
        <table:table-row table:style-name="ro1" table:number-rows-repeated="37">
          <table:table-cell table:number-columns-repeated="14"/>
        </table:table-row>
        <table:table-row table:style-name="ro1" table:number-rows-repeated="2">
          <table:table-cell table:number-columns-repeated="13"/>
          <table:table-cell table:style-name="ce1"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3"/>
          <table:table-cell table:style-name="ce1"/>
        </table:table-row>
        <table:table-row table:style-name="ro1" table:number-rows-repeated="3">
          <table:table-cell table:number-columns-repeated="14"/>
        </table:table-row>
        <table:table-row table:style-name="ro1" table:number-rows-repeated="4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5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55">
          <table:table-cell table:number-columns-repeated="13"/>
          <table:table-cell table:style-name="ce1"/>
        </table:table-row>
        <table:table-row table:style-name="ro1" table:number-rows-repeated="38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7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 table:number-rows-repeated="6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7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9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14">
          <table:table-cell table:number-columns-repeated="12"/>
          <table:table-cell table:style-name="ce1"/>
          <table:table-cell/>
        </table:table-row>
        <table:table-row table:style-name="ro1" table:number-rows-repeated="96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6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 table:number-rows-repeated="5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9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7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5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7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7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52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7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57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6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7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65">
          <table:table-cell table:number-columns-repeated="12"/>
          <table:table-cell table:style-name="ce1"/>
          <table:table-cell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5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5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7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1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7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7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9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7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8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8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1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6">
          <table:table-cell table:number-columns-repeated="12"/>
          <table:table-cell table:style-name="ce1"/>
          <table:table-cell/>
        </table:table-row>
        <table:table-row table:style-name="ro1" table:number-rows-repeated="29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9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68">
          <table:table-cell table:number-columns-repeated="12"/>
          <table:table-cell table:style-name="ce1"/>
          <table:table-cell/>
        </table:table-row>
        <table:table-row table:style-name="ro1" table:number-rows-repeated="1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1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7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8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88">
          <table:table-cell table:number-columns-repeated="12"/>
          <table:table-cell table:style-name="ce1"/>
          <table:table-cell/>
        </table:table-row>
        <table:table-row table:style-name="ro1" table:number-rows-repeated="2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0">
          <table:table-cell table:number-columns-repeated="14"/>
        </table:table-row>
        <table:table-row table:style-name="ro1" table:number-rows-repeated="2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6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71">
          <table:table-cell table:number-columns-repeated="12"/>
          <table:table-cell table:style-name="ce1"/>
          <table:table-cell/>
        </table:table-row>
        <table:table-row table:style-name="ro1" table:number-rows-repeated="2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7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65">
          <table:table-cell table:number-columns-repeated="12"/>
          <table:table-cell table:style-name="ce1"/>
          <table:table-cell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7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7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6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11">
          <table:table-cell table:number-columns-repeated="12"/>
          <table:table-cell table:style-name="ce1"/>
          <table:table-cell/>
        </table:table-row>
        <table:table-row table:style-name="ro1" table:number-rows-repeated="27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2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2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1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5">
          <table:table-cell table:number-columns-repeated="12"/>
          <table:table-cell table:style-name="ce1"/>
          <table:table-cell/>
        </table:table-row>
        <table:table-row table:style-name="ro1" table:number-rows-repeated="3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2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7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10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1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9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6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73">
          <table:table-cell table:number-columns-repeated="12"/>
          <table:table-cell table:style-name="ce1"/>
          <table:table-cell/>
        </table:table-row>
        <table:table-row table:style-name="ro1" table:number-rows-repeated="40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4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7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16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2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5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105">
          <table:table-cell table:number-columns-repeated="12"/>
          <table:table-cell table:style-name="ce1"/>
          <table:table-cell/>
        </table:table-row>
        <table:table-row table:style-name="ro1" table:number-rows-repeated="32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2">
          <table:table-cell table:number-columns-repeated="14"/>
        </table:table-row>
        <table:table-row table:style-name="ro1" table:number-rows-repeated="105">
          <table:table-cell table:number-columns-repeated="13"/>
          <table:table-cell table:style-name="ce1"/>
        </table:table-row>
        <table:table-row table:style-name="ro1" table:number-rows-repeated="151">
          <table:table-cell table:number-columns-repeated="12"/>
          <table:table-cell table:style-name="ce1"/>
          <table:table-cell/>
        </table:table-row>
        <table:table-row table:style-name="ro1" table:number-rows-repeated="2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9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10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87">
          <table:table-cell table:number-columns-repeated="12"/>
          <table:table-cell table:style-name="ce1"/>
          <table:table-cell/>
        </table:table-row>
        <table:table-row table:style-name="ro1" table:number-rows-repeated="1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4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5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5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6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66">
          <table:table-cell table:number-columns-repeated="12"/>
          <table:table-cell table:style-name="ce1"/>
          <table:table-cell/>
        </table:table-row>
        <table:table-row table:style-name="ro1" table:number-rows-repeated="49">
          <table:table-cell table:number-columns-repeated="14"/>
        </table:table-row>
        <table:table-row table:style-name="ro1" table:number-rows-repeated="102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3"/>
          <table:table-cell table:style-name="ce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3"/>
          <table:table-cell table:style-name="ce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2">
          <table:table-cell table:number-columns-repeated="14"/>
        </table:table-row>
        <table:table-row table:style-name="ro1" table:number-rows-repeated="3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8">
          <table:table-cell table:number-columns-repeated="13"/>
          <table:table-cell table:style-name="ce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2">
          <table:table-cell table:number-columns-repeated="14"/>
        </table:table-row>
        <table:table-row table:style-name="ro1" table:number-rows-repeated="8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7">
          <table:table-cell table:number-columns-repeated="13"/>
          <table:table-cell table:style-name="ce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63">
          <table:table-cell table:number-columns-repeated="13"/>
          <table:table-cell table:style-name="ce1"/>
        </table:table-row>
        <table:table-row table:style-name="ro1" table:number-rows-repeated="19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209">
          <table:table-cell table:number-columns-repeated="12"/>
          <table:table-cell table:style-name="ce1"/>
          <table:table-cell/>
        </table:table-row>
        <table:table-row table:style-name="ro1" table:number-rows-repeated="6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7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10">
          <table:table-cell table:number-columns-repeated="12"/>
          <table:table-cell table:style-name="ce1"/>
          <table:table-cell/>
        </table:table-row>
        <table:table-row table:style-name="ro1" table:number-rows-repeated="80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65">
          <table:table-cell table:number-columns-repeated="12"/>
          <table:table-cell table:style-name="ce1"/>
          <table:table-cell/>
        </table:table-row>
        <table:table-row table:style-name="ro1" table:number-rows-repeated="40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3"/>
          <table:table-cell table:style-name="ce1"/>
        </table:table-row>
        <table:table-row table:style-name="ro1" table:number-rows-repeated="6">
          <table:table-cell table:number-columns-repeated="14"/>
        </table:table-row>
        <table:table-row table:style-name="ro1" table:number-rows-repeated="2">
          <table:table-cell table:number-columns-repeated="13"/>
          <table:table-cell table:style-name="ce1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5">
          <table:table-cell table:number-columns-repeated="14"/>
        </table:table-row>
        <table:table-row table:style-name="ro1" table:number-rows-repeated="6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7">
          <table:table-cell table:number-columns-repeated="13"/>
          <table:table-cell table:style-name="ce1"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3"/>
          <table:table-cell table:style-name="ce1"/>
        </table:table-row>
        <table:table-row table:style-name="ro1" table:number-rows-repeated="2">
          <table:table-cell table:number-columns-repeated="14"/>
        </table:table-row>
        <table:table-row table:style-name="ro1" table:number-rows-repeated="12">
          <table:table-cell table:number-columns-repeated="13"/>
          <table:table-cell table:style-name="ce1"/>
        </table:table-row>
        <table:table-row table:style-name="ro1" table:number-rows-repeated="2">
          <table:table-cell table:number-columns-repeated="14"/>
        </table:table-row>
        <table:table-row table:style-name="ro1" table:number-rows-repeated="11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3"/>
          <table:table-cell table:style-name="ce1"/>
        </table:table-row>
        <table:table-row table:style-name="ro1" table:number-rows-repeated="2">
          <table:table-cell table:number-columns-repeated="14"/>
        </table:table-row>
        <table:table-row table:style-name="ro1" table:number-rows-repeated="13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151">
          <table:table-cell table:number-columns-repeated="12"/>
          <table:table-cell table:style-name="ce1"/>
          <table:table-cell/>
        </table:table-row>
        <table:table-row table:style-name="ro1" table:number-rows-repeated="29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7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10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5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1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6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131">
          <table:table-cell table:number-columns-repeated="12"/>
          <table:table-cell table:style-name="ce1"/>
          <table:table-cell/>
        </table:table-row>
        <table:table-row table:style-name="ro1" table:number-rows-repeated="151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5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9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5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121">
          <table:table-cell table:number-columns-repeated="12"/>
          <table:table-cell table:style-name="ce1"/>
          <table:table-cell/>
        </table:table-row>
        <table:table-row table:style-name="ro1" table:number-rows-repeated="17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1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8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9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3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167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8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110">
          <table:table-cell table:number-columns-repeated="12"/>
          <table:table-cell table:style-name="ce1"/>
          <table:table-cell/>
        </table:table-row>
        <table:table-row table:style-name="ro1" table:number-rows-repeated="15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7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17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0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5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96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12">
          <table:table-cell table:number-columns-repeated="12"/>
          <table:table-cell table:style-name="ce1"/>
          <table:table-cell/>
        </table:table-row>
        <table:table-row table:style-name="ro1" table:number-rows-repeated="8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2">
          <table:table-cell table:number-columns-repeated="12"/>
          <table:table-cell table:style-name="ce1"/>
          <table:table-cell/>
        </table:table-row>
        <table:table-row table:style-name="ro1" table:number-rows-repeated="159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7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7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30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6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7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5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15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7">
          <table:table-cell table:number-columns-repeated="12"/>
          <table:table-cell table:style-name="ce1"/>
          <table:table-cell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7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6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6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31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7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19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7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5">
          <table:table-cell table:number-columns-repeated="14"/>
        </table:table-row>
        <table:table-row table:style-name="ro1" table:number-rows-repeated="5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64">
          <table:table-cell table:number-columns-repeated="12"/>
          <table:table-cell table:style-name="ce1"/>
          <table:table-cell/>
        </table:table-row>
        <table:table-row table:style-name="ro1" table:number-rows-repeated="4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 table:number-rows-repeated="62">
          <table:table-cell table:number-columns-repeated="12"/>
          <table:table-cell table:style-name="ce1"/>
          <table:table-cell/>
        </table:table-row>
        <table:table-row table:style-name="ro1" table:number-rows-repeated="29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table:number-columns-repeated="7"/>
          <table:table-cell table:style-name="ce1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table:style-name="ce1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table:style-name="ce1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table:style-name="ce1"/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7"/>
          <table:table-cell table:style-name="ce1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table:style-name="ce1"/>
          <table:table-cell table:number-columns-repeated="6"/>
        </table:table-row>
        <table:table-row table:style-name="ro1" table:number-rows-repeated="3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 table:number-rows-repeated="30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6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6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1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1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5">
          <table:table-cell table:number-columns-repeated="12"/>
          <table:table-cell table:style-name="ce1"/>
          <table:table-cell/>
        </table:table-row>
        <table:table-row table:style-name="ro1" table:number-rows-repeated="156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6">
          <table:table-cell table:number-columns-repeated="14"/>
        </table:table-row>
        <table:table-row table:style-name="ro1" table:number-rows-repeated="7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133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2">
          <table:table-cell table:number-columns-repeated="14"/>
        </table:table-row>
        <table:table-row table:style-name="ro1" table:number-rows-repeated="4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3"/>
          <table:table-cell table:style-name="ce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3">
          <table:table-cell table:number-columns-repeated="14"/>
        </table:table-row>
        <table:table-row table:style-name="ro1" table:number-rows-repeated="4">
          <table:table-cell table:number-columns-repeated="13"/>
          <table:table-cell table:style-name="ce1"/>
        </table:table-row>
        <table:table-row table:style-name="ro1" table:number-rows-repeated="3">
          <table:table-cell table:number-columns-repeated="14"/>
        </table:table-row>
        <table:table-row table:style-name="ro1" table:number-rows-repeated="3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121">
          <table:table-cell table:number-columns-repeated="13"/>
          <table:table-cell table:style-name="ce1"/>
        </table:table-row>
        <table:table-row table:style-name="ro1" table:number-rows-repeated="3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8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9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15">
          <table:table-cell table:number-columns-repeated="12"/>
          <table:table-cell table:style-name="ce1"/>
          <table:table-cell/>
        </table:table-row>
        <table:table-row table:style-name="ro1" table:number-rows-repeated="216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43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7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7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23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7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7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67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5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7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8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7">
          <table:table-cell table:number-columns-repeated="14"/>
        </table:table-row>
        <table:table-row table:style-name="ro1" table:number-rows-repeated="20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05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126">
          <table:table-cell table:number-columns-repeated="12"/>
          <table:table-cell table:style-name="ce1"/>
          <table:table-cell/>
        </table:table-row>
        <table:table-row table:style-name="ro1" table:number-rows-repeated="18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6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6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5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6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72">
          <table:table-cell table:number-columns-repeated="12"/>
          <table:table-cell table:style-name="ce1"/>
          <table:table-cell/>
        </table:table-row>
        <table:table-row table:style-name="ro1" table:number-rows-repeated="153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3"/>
          <table:table-cell table:style-name="ce1"/>
        </table:table-row>
        <table:table-row table:style-name="ro1" table:number-rows-repeated="2">
          <table:table-cell table:number-columns-repeated="14"/>
        </table:table-row>
        <table:table-row table:style-name="ro1" table:number-rows-repeated="4">
          <table:table-cell table:number-columns-repeated="13"/>
          <table:table-cell table:style-name="ce1"/>
        </table:table-row>
        <table:table-row table:style-name="ro1" table:number-rows-repeated="2">
          <table:table-cell table:number-columns-repeated="14"/>
        </table:table-row>
        <table:table-row table:style-name="ro1" table:number-rows-repeated="3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132">
          <table:table-cell table:number-columns-repeated="13"/>
          <table:table-cell table:style-name="ce1"/>
        </table:table-row>
        <table:table-row table:style-name="ro1" table:number-rows-repeated="16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81">
          <table:table-cell table:number-columns-repeated="12"/>
          <table:table-cell table:style-name="ce1"/>
          <table:table-cell/>
        </table:table-row>
        <table:table-row table:style-name="ro1" table:number-rows-repeated="36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6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7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76">
          <table:table-cell table:number-columns-repeated="12"/>
          <table:table-cell table:style-name="ce1"/>
          <table:table-cell/>
        </table:table-row>
        <table:table-row table:style-name="ro1" table:number-rows-repeated="49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 table:number-rows-repeated="19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 table:number-rows-repeated="36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 table:number-rows-repeated="5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69">
          <table:table-cell table:number-columns-repeated="12"/>
          <table:table-cell table:style-name="ce1"/>
          <table:table-cell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10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10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5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5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93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8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8">
          <table:table-cell table:number-columns-repeated="12"/>
          <table:table-cell table:style-name="ce1"/>
          <table:table-cell/>
        </table:table-row>
        <table:table-row table:style-name="ro1" table:number-rows-repeated="30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7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5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85">
          <table:table-cell table:number-columns-repeated="12"/>
          <table:table-cell table:style-name="ce1"/>
          <table:table-cell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8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10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1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85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128">
          <table:table-cell table:number-columns-repeated="12"/>
          <table:table-cell table:style-name="ce1"/>
          <table:table-cell/>
        </table:table-row>
        <table:table-row table:style-name="ro1" table:number-rows-repeated="25">
          <table:table-cell table:number-columns-repeated="14"/>
        </table:table-row>
        <table:table-row table:style-name="ro1" table:number-rows-repeated="126">
          <table:table-cell table:number-columns-repeated="12"/>
          <table:table-cell table:style-name="ce1"/>
          <table:table-cell/>
        </table:table-row>
        <table:table-row table:style-name="ro1" table:number-rows-repeated="455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103">
          <table:table-cell table:number-columns-repeated="12"/>
          <table:table-cell table:style-name="ce1"/>
          <table:table-cell/>
        </table:table-row>
        <table:table-row table:style-name="ro1" table:number-rows-repeated="151">
          <table:table-cell table:number-columns-repeated="14"/>
        </table:table-row>
        <table:table-row table:style-name="ro1" table:number-rows-repeated="15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7">
          <table:table-cell table:number-columns-repeated="14"/>
        </table:table-row>
        <table:table-row table:style-name="ro1" table:number-rows-repeated="6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52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 table:number-rows-repeated="66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59">
          <table:table-cell table:number-columns-repeated="12"/>
          <table:table-cell table:style-name="ce1"/>
          <table:table-cell/>
        </table:table-row>
        <table:table-row table:style-name="ro1" table:number-rows-repeated="20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9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8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9">
          <table:table-cell table:number-columns-repeated="12"/>
          <table:table-cell table:style-name="ce1"/>
          <table:table-cell/>
        </table:table-row>
        <table:table-row table:style-name="ro1" table:number-rows-repeated="328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82">
          <table:table-cell table:number-columns-repeated="12"/>
          <table:table-cell table:style-name="ce1"/>
          <table:table-cell/>
        </table:table-row>
        <table:table-row table:style-name="ro1" table:number-rows-repeated="2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9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9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6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62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6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5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8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10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66">
          <table:table-cell table:number-columns-repeated="12"/>
          <table:table-cell table:style-name="ce1"/>
          <table:table-cell/>
        </table:table-row>
        <table:table-row table:style-name="ro1" table:number-rows-repeated="2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33">
          <table:table-cell table:number-columns-repeated="12"/>
          <table:table-cell table:style-name="ce1"/>
          <table:table-cell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84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10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8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19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2">
          <table:table-cell table:number-columns-repeated="12"/>
          <table:table-cell table:style-name="ce1"/>
          <table:table-cell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5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8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8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68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64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10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6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3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11">
          <table:table-cell table:number-columns-repeated="12"/>
          <table:table-cell table:style-name="ce1"/>
          <table:table-cell/>
        </table:table-row>
        <table:table-row table:style-name="ro1" table:number-rows-repeated="18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10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2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7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109">
          <table:table-cell table:number-columns-repeated="12"/>
          <table:table-cell table:style-name="ce1"/>
          <table:table-cell/>
        </table:table-row>
        <table:table-row table:style-name="ro1" table:number-rows-repeated="57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9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7">
          <table:table-cell table:number-columns-repeated="12"/>
          <table:table-cell table:style-name="ce1"/>
          <table:table-cell/>
        </table:table-row>
        <table:table-row table:style-name="ro1" table:number-rows-repeated="16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7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7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6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61">
          <table:table-cell table:number-columns-repeated="12"/>
          <table:table-cell table:style-name="ce1"/>
          <table:table-cell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5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9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14">
          <table:table-cell table:number-columns-repeated="12"/>
          <table:table-cell table:style-name="ce1"/>
          <table:table-cell/>
        </table:table-row>
        <table:table-row table:style-name="ro1" table:number-rows-repeated="50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8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8">
          <table:table-cell table:number-columns-repeated="12"/>
          <table:table-cell table:style-name="ce1"/>
          <table:table-cell/>
        </table:table-row>
        <table:table-row table:style-name="ro1" table:number-rows-repeated="5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7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1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2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9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8">
          <table:table-cell table:number-columns-repeated="12"/>
          <table:table-cell table:style-name="ce1"/>
          <table:table-cell/>
        </table:table-row>
        <table:table-row table:style-name="ro1" table:number-rows-repeated="1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9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7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18">
          <table:table-cell table:number-columns-repeated="12"/>
          <table:table-cell table:style-name="ce1"/>
          <table:table-cell/>
        </table:table-row>
        <table:table-row table:style-name="ro1" table:number-rows-repeated="40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7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67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7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1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111">
          <table:table-cell table:number-columns-repeated="12"/>
          <table:table-cell table:style-name="ce1"/>
          <table:table-cell/>
        </table:table-row>
        <table:table-row table:style-name="ro1" table:number-rows-repeated="182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19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4">
          <table:table-cell table:number-columns-repeated="14"/>
        </table:table-row>
        <table:table-row table:style-name="ro1" table:number-rows-repeated="10">
          <table:table-cell table:number-columns-repeated="13"/>
          <table:table-cell table:style-name="ce1"/>
        </table:table-row>
        <table:table-row table:style-name="ro1" table:number-rows-repeated="5">
          <table:table-cell table:number-columns-repeated="14"/>
        </table:table-row>
        <table:table-row table:style-name="ro1" table:number-rows-repeated="2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11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5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39">
          <table:table-cell table:number-columns-repeated="13"/>
          <table:table-cell table:style-name="ce1"/>
        </table:table-row>
        <table:table-row table:style-name="ro1" table:number-rows-repeated="25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99">
          <table:table-cell table:number-columns-repeated="12"/>
          <table:table-cell table:style-name="ce1"/>
          <table:table-cell/>
        </table:table-row>
        <table:table-row table:style-name="ro1" table:number-rows-repeated="49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 table:number-rows-repeated="7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41">
          <table:table-cell table:number-columns-repeated="12"/>
          <table:table-cell table:style-name="ce1"/>
          <table:table-cell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>
          <table:table-cell table:number-columns-repeated="14"/>
        </table:table-row>
        <table:table-row table:style-name="ro1" table:number-rows-repeated="130">
          <table:table-cell table:number-columns-repeated="13"/>
          <table:table-cell table:style-name="ce1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1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6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 table:number-rows-repeated="6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4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3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4"/>
        </table:table-row>
        <table:table-row table:style-name="ro1" table:number-rows-repeated="30"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12"/>
          <table:table-cell table:style-name="ce1"/>
          <table:table-cell/>
        </table:table-row>
      </table:table>
      <table:named-expressions/>
      <table:database-ranges>
        <table:database-range table:name="__Anonymous_Sheet_DB__0" table:target-range-address="WP.A1:WP.P9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WP_Germans.A1:WP_Germans.O143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WP_Germans_Brainstorming.A1:WP_Germans_Brainstorming.O146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WP_Germans_Brainstorming_Pericles.A1:WP_Germans_Brainstorming_Pericles.O147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JPE.A1:JPE.O196" table:display-filter-buttons="true">
          <table:sort>
            <table:sort-by table:field-number="0" table:data-type="automatic"/>
          </table:sort>
        </table:database-range>
        <table:database-range table:name="__Anonymous_Sheet_DB__5" table:target-range-address="Germans_only.A1:Germans_only.O56" table:display-filter-buttons="true">
          <table:sort>
            <table:sort-by table:field-number="2" table:data-type="automatic"/>
          </table:sort>
        </table:database-range>
        <table:database-range table:name="__Anonymous_Sheet_DB__6" table:target-range-address="Germans_only_Freud_Weber.A1:Germans_only_Freud_Weber.O56" table:display-filter-buttons="true">
          <table:sort>
            <table:sort-by table:field-number="2" table:data-type="automatic"/>
          </table:sort>
        </table:database-range>
        <table:database-range table:name="__Anonymous_Sheet_DB__8" table:target-range-address="Germans_only_German_language.B2:Germans_only_German_language.B7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</number:text>
      <number:fill-character> </number:fill-character>
      <number:text loext:blank-width-char="-1">-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2" style:volatile="true">
      <number:text loext:blank-width-char="-"> £</number:text>
      <number:fill-character> </number:fill-character>
      <number:text loext:blank-width-char="-1">-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/00/0000</text:date>, <text:time style:data-style-name="N2" text:time-value="13:56:09.6985267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06:23:01.324790326</meta:creation-date>
    <dc:date>2024-11-04T17:31:53.501959118</dc:date>
    <meta:editing-duration>P2DT4H39S</meta:editing-duration>
    <meta:editing-cycles>74</meta:editing-cycles>
    <meta:generator>LibreOffice/24.2.6.2$MacOSX_X86_64 LibreOffice_project/ef66aa7e36a1bb8e65bfbc63aba53045a14d0871</meta:generator>
    <meta:document-statistic meta:table-count="9" meta:cell-count="13365" meta:object-count="0"/>
  </office:meta>
</office:document-meta>
</file>